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90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4" office:value-type="string" calcext:value-type="string">
            <text:p>ItemID</text:p>
          </table:table-cell>
          <table:table-cell table:style-name="ce6" office:value-type="string" calcext:value-type="string">
            <text:p>Item Name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Warpaint - Blossom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Warpaint - Tiger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Warpaint - Moon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Warpaint - Crane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Warpaint - Dragon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Yamatai Footsoldier Hat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Yamatai Footsoldier Chestpiece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Yamatai Footsoldier Gloves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Yamatai Footsoldier Leggings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Yamatai Footsoldier Sabatons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Yamatai Demon Mask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Yamatai Demon Chestpiece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Yamatai Demon Gloves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Yamatai Demon Leggings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Yamatai Demon Sabatons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Yamatai Warlord Helmet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Yamatai Warlord Chestpiece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Yamatai Warlord Gloves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Yamatai Warlord Leggings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Yamatai Warlord Sabatons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Exceptional Yamatai Footsoldier Hat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Exceptional Yamatai Footsoldier Chestpiece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Exceptional Yamatai Footsoldier Gloves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Exceptional Yamatai Footsoldier Leggings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Exceptional Yamatai Footsoldier Sabatons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Exceptional Yamatai Demon Mask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Exceptional Yamatai Demon Chestpiece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Exceptional Yamatai Demon Gloves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Exceptional Yamatai Demon Leggings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Exceptional Yamatai Demon Sabatons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Exceptional Yamatai Warlord Helmet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Exceptional Yamatai Warlord Chestpiece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Exceptional Yamatai Warlord Gloves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Exceptional Yamatai Warlord Leggings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Exceptional Yamatai Warlord Sabatons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Flawless Yamatai Footsoldier Hat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Flawless Yamatai Footsoldier Chestpiece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Flawless Yamatai Footsoldier Gloves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Flawless Yamatai Footsoldier Leggings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Flawless Yamatai Footsoldier Sabatons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Flawless Yamatai Demon Mask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Flawless Yamatai Demon Chestpiece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Flawless Yamatai Demon Gloves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Flawless Yamatai Demon Leggings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Flawless Yamatai Demon Sabatons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Flawless Yamatai Warlord Helmet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Flawless Yamatai Warlord Chestpiece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Flawless Yamatai Warlord Gloves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Flawless Yamatai Warlord Leggings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Flawless Yamatai Warlord Sabatons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Yamatai Footsoldier Hat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Yamatai Footsoldier Chestpiece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Yamatai Footsoldier Gloves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Yamatai Footsoldier Leggings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Yamatai Footsoldier Sabatons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Yamatai Demon Mask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Yamatai Demon Chestpiece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Yamatai Demon Gloves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Yamatai Demon Leggings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Yamatai Demon Sabatons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Yamatai Warlord Helmet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Yamatai Warlord Chestpiece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Yamatai Warlord Gloves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Yamatai Warlord Leggings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Yamatai Warlord Sabatons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Exceptional Yamatai Footsoldier Hat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Exceptional Yamatai Footsoldier Chestpiece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Exceptional Yamatai Footsoldier Gloves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Exceptional Yamatai Footsoldier Leggings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Exceptional Yamatai Footsoldier Sabatons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Exceptional Yamatai Demon Mask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Exceptional Yamatai Demon Chestpiece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Exceptional Yamatai Demon Gloves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Exceptional Yamatai Demon Leggings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Exceptional Yamatai Demon Sabatons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Exceptional Yamatai Warlord Helmet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Exceptional Yamatai Warlord Chestpiece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Exceptional Yamatai Warlord Gloves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Exceptional Yamatai Warlord Leggings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Exceptional Yamatai Warlord Sabatons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Flawless Yamatai Footsoldier Hat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Flawless Yamatai Footsoldier Chestpiece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Flawless Yamatai Footsoldier Gloves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Flawless Yamatai Footsoldier Legging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Flawless Yamatai Footsoldier Sabatons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Flawless Yamatai Demon Mask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Flawless Yamatai Demon Chestpiece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Flawless Yamatai Demon Gloves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Flawless Yamatai Demon Leggings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Flawless Yamatai Demon Sabatons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Flawless Yamatai Warlord Helmet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Flawless Yamatai Warlord Chestpiece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Flawless Yamatai Warlord Gloves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Flawless Yamatai Warlord Leggings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Flawless Yamatai Warlord Sabatons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Yamatai Assassins Blade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Yamatai Katana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Yamatai Sai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Yamatai Tetsubo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Yamatai Warhammer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Yamatai Bow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Yamatai Naginata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Yamatai Shield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Exceptional Yamatai Assassins Blade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Exceptional Yamatai Katana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Exceptional Yamatai Sai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Exceptional Yamatai Tetsubo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Exceptional Yamatai Warhammer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Exceptional Yamatai Bow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Exceptional Yamatai Naginata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Exceptional Yamatai Shield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Flawless Yamatai Assassins Blade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Flawless Yamatai Katana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Flawless Yamatai Sai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Flawless Yamatai Tetsubo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Flawless Yamatai Warhammer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Flawless Yamatai Bow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Flawless Yamatai Naginata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Flawless Yamatai Shield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Yamatai Assassins Blade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Yamatai Katana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Yamatai Sai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Yamatai Tetsubo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Yamatai Warhammer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Yamatai Bow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Yamatai Naginata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Yamatai Shield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Exceptional Yamatai Assassins Blade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Exceptional Yamatai Katana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Exceptional Yamatai Sai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Exceptional Yamatai Tetsubo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Exceptional Yamatai Warhammer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Exceptional Yamatai Bow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Exceptional Yamatai Naginata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Exceptional Yamatai Shield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string" calcext:value-type="string">
            <text:p>Flawless Yamatai Assassins Blade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Flawless Yamatai Katana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Flawless Yamatai Sai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Flawless Yamatai Tetsubo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Flawless Yamatai Warhammer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Flawless Yamatai Bow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Flawless Yamatai Naginata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Flawless Yamatai Shield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Yamatai War-Axe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Exceptional Yamatai War-Axe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Flawless Yamatai War-Axe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Yamatai War-Axe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Exceptional Yamatai War-Axe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Flawless Yamatai War-Axe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Yamatai Katana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Yamatai Katana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Yamatai Katana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Yamatai Katana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Yamatai Katana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Yamatai Katana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Exceptional Yamatai Katana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Exceptional Yamatai Katana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Exceptional Yamatai Katana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Flawless Yamatai Katana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Flawless Yamatai Katana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Flawless Yamatai Katana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Exceptional Yamatai Katana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Exceptional Yamatai Katana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Exceptional Yamatai Katana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Flawless Yamatai Katana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Flawless Yamatai Katana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Flawless Yamatai Katana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Yamatai Foundation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Yamatai Wall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Yamatai Left-Sloping Wall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Yamatai Right-Sloping Wall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Yamatai Left-Sloping Inverted Wall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Yamatai Right-Sloping Inverted Wall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Yamatai Ceiling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Yamatai Doorframe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Yamatai Stairs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Yamatai Stairs (rail)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Yamatai Stairs Corner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Yamatai Ramp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Yamatai Ramp Corner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Yamatai Wedge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Yamatai Wedge Foundation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Yamatai Frame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Yamatai Door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Yamatai Pillar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Yamatai Fence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Yamatai Fence Foundation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Yamatai Sloped Roof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Yamatai Inverted Wedge Sloped Roof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Yamatai Wedged Sloped Roof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Yamatai Sloped Roof Corner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Yamatai Inverted Sloped Roof Corner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Yamatai Rooftop End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Yamatai Rooftop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Yamatai Rooftop Corner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Yamatai Rooftop Junction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Yamatai Rooftop Intersection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Yamatai Rooftop Cap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Yamatai Wall Cap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Yamatai Crenelated Wall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Yamatai Gate Frame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Yamatai Gate Door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Yamatai Hatch Frame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Yamatai Hatch Door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Yamatai Awning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Yamatai Awning Corner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Tiger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Sabretooth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rocodile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Tamed Spotted Hyena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Rocknose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Yamatai Fodder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Silver-vein Rocknose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Gold-vein Rocknose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Greater Tiger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Greater Sabretooth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Greater Crocodile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Greater Hyena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Tamed Striped Hyena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string" calcext:value-type="string">
            <text:p>Warpaint - Passion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string" calcext:value-type="string">
            <text:p>Warpaint - Innocence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string" calcext:value-type="string">
            <text:p>Warpaint - Emptiness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string" calcext:value-type="string">
            <text:p>Warpaint - Lust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string" calcext:value-type="string">
            <text:p>Warpaint - Jealousy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Bejewelled Circlet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Bejewelled Chains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Bejewelled Bracelets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Bejewelled Loin-Cloth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Bejewelled Anklets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Inn-Keepers Vestments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string" calcext:value-type="string">
            <text:p>Inn-Keepers Pants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Nobles Chestpiece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Artisans Pants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Nobles Skirt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Gold Circlet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Gold Earrings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Gold Bracelet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Gold Circlet and Earrings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string" calcext:value-type="string">
            <text:p>Gold Anklet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string" calcext:value-type="string">
            <text:p>Silver Circlet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string" calcext:value-type="string">
            <text:p>Silver Earrings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Silver Bracelet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Silver Circlet and Earrings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Silver Anklet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Tavern Counter Straight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Tavern Counter Corner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Tavern Counter Small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Hanging Bridge (Short)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string" calcext:value-type="string">
            <text:p>Hanging Bridge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Hanging Bridge (Long)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string" calcext:value-type="string">
            <text:p>Rope Bridge (Short)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Rope Bridge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Rope Bridge (Long)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Barrel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Basket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Barrel Lid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Luxurious Bed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Curtains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Curtains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string" calcext:value-type="string">
            <text:p>Curtains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string" calcext:value-type="string">
            <text:p>Stage Corner (Round)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string" calcext:value-type="string">
            <text:p>Stage Corner (Straight)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string" calcext:value-type="string">
            <text:p>Stage <text:s/>Steps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string" calcext:value-type="string">
            <text:p>Tavern Counter Straight (Panels)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string" calcext:value-type="string">
            <text:p>Tavern Counter Corner (Panels)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string" calcext:value-type="string">
            <text:p>Tavern Counter Small (Panels)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string" calcext:value-type="string">
            <text:p>Stage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string" calcext:value-type="string">
            <text:p>Barrel Rack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string" calcext:value-type="string">
            <text:p>Barrel Table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string" calcext:value-type="string">
            <text:p>Curtains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string" calcext:value-type="string">
            <text:p>Curtains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string" calcext:value-type="string">
            <text:p>Bench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string" calcext:value-type="string">
            <text:p>Small Bench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string" calcext:value-type="string">
            <text:p>Stool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string" calcext:value-type="string">
            <text:p>Barrel Stool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Barrel Stool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string" calcext:value-type="string">
            <text:p>Barrel Table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Barrel Table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string" calcext:value-type="string">
            <text:p>Wine Basket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string" calcext:value-type="string">
            <text:p>Wine Rack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string" calcext:value-type="string">
            <text:p>Wine Shelf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Treehouse Foundation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King's Board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King's Board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string" calcext:value-type="string">
            <text:p>Dark Priest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string" calcext:value-type="string">
            <text:p>White Priest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Dark King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string" calcext:value-type="string">
            <text:p>White King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string" calcext:value-type="string">
            <text:p>Dark Cavalry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string" calcext:value-type="string">
            <text:p>White Cavalry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string" calcext:value-type="string">
            <text:p>Dark Horde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string" calcext:value-type="string">
            <text:p>White Infantry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string" calcext:value-type="string">
            <text:p>Dark Queen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White Queen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Dark Outsider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string" calcext:value-type="string">
            <text:p>White Outsider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string" calcext:value-type="string">
            <text:p>Dark Templar Helmet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string" calcext:value-type="string">
            <text:p>Dark Templar Chestguard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string" calcext:value-type="string">
            <text:p>Dark Templar Gauntlets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Dark Templar Legplates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string" calcext:value-type="string">
            <text:p>Dark Templar Sabatons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string" calcext:value-type="string">
            <text:p>Guardian Helmet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string" calcext:value-type="string">
            <text:p>Guardian Chestguard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string" calcext:value-type="string">
            <text:p>Guardian Gauntlets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string" calcext:value-type="string">
            <text:p>Guardian Legplates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Guardian Sabatons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string" calcext:value-type="string">
            <text:p>Exceptional Dark Templar Helmet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string" calcext:value-type="string">
            <text:p>Exceptional Dark Templar Chestguard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string" calcext:value-type="string">
            <text:p>Exceptional Dark Templar Gauntlets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Exceptional Dark Templar Legplates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Exceptional Dark Templar Sabatons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Exceptional Guardian Helmet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string" calcext:value-type="string">
            <text:p>Exceptional Guardian Chestguard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string" calcext:value-type="string">
            <text:p>Exceptional Guardian Gauntlets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string" calcext:value-type="string">
            <text:p>Exceptional Guardian Legplates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Exceptional Guardian Sabatons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string" calcext:value-type="string">
            <text:p>Flawless Dark Templar Helmet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string" calcext:value-type="string">
            <text:p>Flawless Dark Templar Chestguard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string" calcext:value-type="string">
            <text:p>Flawless Dark Templar Gauntlets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string" calcext:value-type="string">
            <text:p>Flawless Dark Templar Legplates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string" calcext:value-type="string">
            <text:p>Flawless Dark Templar Sabatons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string" calcext:value-type="string">
            <text:p>Flawless Guardian Helmet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string" calcext:value-type="string">
            <text:p>Flawless Guardian Chestguard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string" calcext:value-type="string">
            <text:p>Flawless Guardian Gauntlets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string" calcext:value-type="string">
            <text:p>Flawless Guardian Legplates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string" calcext:value-type="string">
            <text:p>Flawless Guardian Sabatons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string" calcext:value-type="string">
            <text:p>Dark Templar Helmet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string" calcext:value-type="string">
            <text:p>Dark Templar Chestguard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string" calcext:value-type="string">
            <text:p>Dark Templar Gauntlets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string" calcext:value-type="string">
            <text:p>Dark Templar Legplates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string" calcext:value-type="string">
            <text:p>Dark Templar Sabatons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string" calcext:value-type="string">
            <text:p>Guardian Helmet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string" calcext:value-type="string">
            <text:p>Guardian Chestguard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string" calcext:value-type="string">
            <text:p>Guardian Gauntlets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string" calcext:value-type="string">
            <text:p>Guardian Legplates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string" calcext:value-type="string">
            <text:p>Guardian Sabatons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string" calcext:value-type="string">
            <text:p>Exceptional Dark Templar Helmet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Exceptional Dark Templar Chestguard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string" calcext:value-type="string">
            <text:p>Exceptional Dark Templar Gauntlets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string" calcext:value-type="string">
            <text:p>Exceptional Dark Templar Legplates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string" calcext:value-type="string">
            <text:p>Exceptional Dark Templar Sabatons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string" calcext:value-type="string">
            <text:p>Exceptional Guardian Helmet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string" calcext:value-type="string">
            <text:p>Exceptional Guardian Chestguard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string" calcext:value-type="string">
            <text:p>Exceptional Guardian Gauntlets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string" calcext:value-type="string">
            <text:p>Exceptional Guardian Legplates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string" calcext:value-type="string">
            <text:p>Exceptional Guardian Sabatons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string" calcext:value-type="string">
            <text:p>Flawless Dark Templar Helmet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string" calcext:value-type="string">
            <text:p>Flawless Dark Templar Chestguard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string" calcext:value-type="string">
            <text:p>Flawless Dark Templar Gauntlets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string" calcext:value-type="string">
            <text:p>Flawless Dark Templar Legplates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string" calcext:value-type="string">
            <text:p>Flawless Dark Templar Sabatons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string" calcext:value-type="string">
            <text:p>Flawless Guardian Helmet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string" calcext:value-type="string">
            <text:p>Flawless Guardian Chestguard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string" calcext:value-type="string">
            <text:p>Flawless Guardian Gauntlets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string" calcext:value-type="string">
            <text:p>Flawless Guardian Legplates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string" calcext:value-type="string">
            <text:p>Flawless Guardian Sabatons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string" calcext:value-type="string">
            <text:p>Sign (Alchemist)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Sign (Blacksmith)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Sign (Armorsmith)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Sign (Smeltery)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string" calcext:value-type="string">
            <text:p>Sign (Tannery)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Sign (Prison)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Sign (Farm)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string" calcext:value-type="string">
            <text:p>Sign (Cook)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string" calcext:value-type="string">
            <text:p>Sign (Tavern)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string" calcext:value-type="string">
            <text:p>Standing Sign (Alchemist)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string" calcext:value-type="string">
            <text:p>Standing Sign (Blacksmith)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string" calcext:value-type="string">
            <text:p>Standing Sign (Armorsmith)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string" calcext:value-type="string">
            <text:p>Standing Sign (Smeltery)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string" calcext:value-type="string">
            <text:p>Standing Sign (Tannery)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Standing Sign (Prison)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Standing Sign (Farm)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Standing Sign (Cook)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string" calcext:value-type="string">
            <text:p>Standing Sign (Tavern)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string" calcext:value-type="string">
            <text:p>Standing Waymarker, Left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string" calcext:value-type="string">
            <text:p>Standing Waymarker, Right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string" calcext:value-type="string">
            <text:p>Petrified Egg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Throne of Skelos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string" calcext:value-type="string">
            <text:p>Waymarker, Left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string" calcext:value-type="string">
            <text:p>Waymarker, Right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string" calcext:value-type="string">
            <text:p>The Glasser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string" calcext:value-type="string">
            <text:p>Reinforced Stool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Battle Spatula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string" calcext:value-type="string">
            <text:p>Dead Leg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string" calcext:value-type="string">
            <text:p>Table Leg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string" calcext:value-type="string">
            <text:p>Practice Sword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string" calcext:value-type="string">
            <text:p>Gravedigger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string" calcext:value-type="string">
            <text:p>Practice Great Sword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string" calcext:value-type="string">
            <text:p>Four-Sided Die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Six-Sided Die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Eight-Sided Die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Ten-Sided Die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Twelve-Sided Die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string" calcext:value-type="string">
            <text:p>Twenty-Sided Die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Red Blossom Fireworks Display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Red Rain Fireworks Display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string" calcext:value-type="string">
            <text:p>Red Snake Fireworks Display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string" calcext:value-type="string">
            <text:p>Blue Blossom Fireworks Display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Blue Rain Fireworks Display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string" calcext:value-type="string">
            <text:p>Blue Snake Fireworks Display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string" calcext:value-type="string">
            <text:p>Green Blossom Fireworks Display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string" calcext:value-type="string">
            <text:p>Green Rain Fireworks Display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string" calcext:value-type="string">
            <text:p>Green Snake Fireworks Display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Warpaint - Dreams of Shanpur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Warpaint - Wanderer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string" calcext:value-type="string">
            <text:p>Warpaint - Opulence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Warpaint - Glory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string" calcext:value-type="string">
            <text:p>Warpaint - Virtue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string" calcext:value-type="string">
            <text:p>Turanian Scout Helmet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Turanian Scout Chestpiece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Turanian Scout Gloves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Turanian Scout Leggings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Turanian Scout Boots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Turanian Mercenary Headgear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string" calcext:value-type="string">
            <text:p>Turanian Mercenary Chestguard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string" calcext:value-type="string">
            <text:p>Turanian Mercenary Gauntlets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string" calcext:value-type="string">
            <text:p>Turanian Mercenary Leg-guards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string" calcext:value-type="string">
            <text:p>Turanian Mercenary Boots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string" calcext:value-type="string">
            <text:p>Turanian Phalanx Helm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Turanian Phalanx Chestguard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string" calcext:value-type="string">
            <text:p>Turanian Phalanx Gauntlets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string" calcext:value-type="string">
            <text:p>Turanian Phalanx Leg-guards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string" calcext:value-type="string">
            <text:p>Turanian Phalanx Boots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Exceptional Turanian Scout Helmet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string" calcext:value-type="string">
            <text:p>Exceptional Turanian Scout Chestpiece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string" calcext:value-type="string">
            <text:p>Exceptional Turanian Scout Gloves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string" calcext:value-type="string">
            <text:p>Exceptional Turanian Scout Leggings</text:p>
          </table:table-cell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string" calcext:value-type="string">
            <text:p>Exceptional Turanian Scout Boots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string" calcext:value-type="string">
            <text:p>Exceptional Turanian Mercenary Headgear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Exceptional Turanian Mercenary Chestguard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Exceptional Turanian Mercenary Gauntlets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Exceptional Turanian Mercenary Leg-guards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Exceptional Turanian Mercenary Boots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Exceptional Turanian Phalanx Helm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string" calcext:value-type="string">
            <text:p>Exceptional Turanian Phalanx Chestguard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string" calcext:value-type="string">
            <text:p>Exceptional Turanian Phalanx Gauntlets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string" calcext:value-type="string">
            <text:p>Exceptional Turanian Phalanx Leg-guards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string" calcext:value-type="string">
            <text:p>Exceptional Turanian Phalanx Boots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string" calcext:value-type="string">
            <text:p>Flawless Turanian Scout Helmet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Flawless Turanian Scout Chestpiece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Flawless Turanian Scout Gloves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Flawless Turanian Scout Leggings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string" calcext:value-type="string">
            <text:p>Flawless Turanian Scout Boots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Flawless Turanian Mercenary Headgear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string" calcext:value-type="string">
            <text:p>Flawless Turanian Mercenary Chestguard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string" calcext:value-type="string">
            <text:p>Flawless Turanian Mercenary Gauntlets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string" calcext:value-type="string">
            <text:p>Flawless Turanian Mercenary Leg-guards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string" calcext:value-type="string">
            <text:p>Flawless Turanian Mercenary Boots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string" calcext:value-type="string">
            <text:p>Flawless Turanian Phalanx Helm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Flawless Turanian Phalanx Chestguard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Flawless Turanian Phalanx Gauntlets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string" calcext:value-type="string">
            <text:p>Flawless Turanian Phalanx Leg-guards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Flawless Turanian Phalanx Boots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string" calcext:value-type="string">
            <text:p>Turanian Scout Helmet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string" calcext:value-type="string">
            <text:p>Turanian Scout Chestpiece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string" calcext:value-type="string">
            <text:p>Turanian Scout Gloves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string" calcext:value-type="string">
            <text:p>Turanian Scout Leggings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string" calcext:value-type="string">
            <text:p>Turanian Scout Boots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string" calcext:value-type="string">
            <text:p>Turanian Mercenary Headgear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Turanian Mercenary Chestguard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Turanian Mercenary Gauntlets</text:p>
          </table:table-cell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string" calcext:value-type="string">
            <text:p>Turanian Mercenary Leg-guards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string" calcext:value-type="string">
            <text:p>Turanian Mercenary Boots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Turanian Phalanx Helm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Turanian Phalanx Chestguard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string" calcext:value-type="string">
            <text:p>Turanian Phalanx Gauntlets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string" calcext:value-type="string">
            <text:p>Turanian Phalanx Leg-guards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Turanian Phalanx Boots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string" calcext:value-type="string">
            <text:p>Exceptional Turanian Scout Helmet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Exceptional Turanian Scout Chestpiece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Exceptional Turanian Scout Gloves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Exceptional Turanian Scout Leggings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Exceptional Turanian Scout Boots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string" calcext:value-type="string">
            <text:p>Exceptional Turanian Mercenary Headgear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string" calcext:value-type="string">
            <text:p>Exceptional Turanian Mercenary Chestguard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Exceptional Turanian Mercenary Gauntlets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Exceptional Turanian Mercenary Leg-guards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string" calcext:value-type="string">
            <text:p>Exceptional Turanian Mercenary Boots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string" calcext:value-type="string">
            <text:p>Exceptional Turanian Phalanx Helm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string" calcext:value-type="string">
            <text:p>Exceptional Turanian Phalanx Chestguard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string" calcext:value-type="string">
            <text:p>Exceptional Turanian Phalanx Gauntlets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string" calcext:value-type="string">
            <text:p>Exceptional Turanian Phalanx Leg-guards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string" calcext:value-type="string">
            <text:p>Exceptional Turanian Phalanx Boots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string" calcext:value-type="string">
            <text:p>Flawless Turanian Scout Helmet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string" calcext:value-type="string">
            <text:p>Flawless Turanian Scout Chestpiece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string" calcext:value-type="string">
            <text:p>Flawless Turanian Scout Gloves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string" calcext:value-type="string">
            <text:p>Flawless Turanian Scout Leggings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string" calcext:value-type="string">
            <text:p>Flawless Turanian Scout Boots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string" calcext:value-type="string">
            <text:p>Flawless Turanian Mercenary Headgear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Flawless Turanian Mercenary Chestguard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Flawless Turanian Mercenary Gauntlets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string" calcext:value-type="string">
            <text:p>Flawless Turanian Mercenary Leg-guards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string" calcext:value-type="string">
            <text:p>Flawless Turanian Mercenary Boots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string" calcext:value-type="string">
            <text:p>Flawless Turanian Phalanx Helm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string" calcext:value-type="string">
            <text:p>Flawless Turanian Phalanx Chestguard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Flawless Turanian Phalanx Gauntlets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string" calcext:value-type="string">
            <text:p>Flawless Turanian Phalanx Leg-guards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Flawless Turanian Phalanx Boots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string" calcext:value-type="string">
            <text:p>Turanian Sword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Turanian Great Sword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string" calcext:value-type="string">
            <text:p>Turanian Daggers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string" calcext:value-type="string">
            <text:p>Turanian Mace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string" calcext:value-type="string">
            <text:p>Turanian Warhammer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string" calcext:value-type="string">
            <text:p>Turanian Bow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string" calcext:value-type="string">
            <text:p>Turanian Pike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string" calcext:value-type="string">
            <text:p>Turanian Shield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Exceptional Turanian Sword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Exceptional Turanian Great Sword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Exceptional Turanian Daggers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string" calcext:value-type="string">
            <text:p>Exceptional Turanian Mace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Exceptional Turanian Warhammer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string" calcext:value-type="string">
            <text:p>Exceptional Turanian Bow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string" calcext:value-type="string">
            <text:p>Exceptional Turanian Pike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Exceptional Turanian Shield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Flawless Turanian Sword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Flawless Turanian Great Sword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Flawless Turanian Daggers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string" calcext:value-type="string">
            <text:p>Flawless Turanian Mace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string" calcext:value-type="string">
            <text:p>Flawless Turanian Warhammer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string" calcext:value-type="string">
            <text:p>Flawless Turanian Bow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string" calcext:value-type="string">
            <text:p>Flawless Turanian Pike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Flawless Turanian Shield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Turanian Sword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string" calcext:value-type="string">
            <text:p>Turanian Great Sword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string" calcext:value-type="string">
            <text:p>Turanian Daggers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string" calcext:value-type="string">
            <text:p>Turanian Mace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string" calcext:value-type="string">
            <text:p>Turanian Warhammer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Turanian Bow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Turanian Pike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Turanian Shield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string" calcext:value-type="string">
            <text:p>Exceptional Turanian Sword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string" calcext:value-type="string">
            <text:p>Exceptional Turanian Great Sword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string" calcext:value-type="string">
            <text:p>Exceptional Turanian Daggers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string" calcext:value-type="string">
            <text:p>Exceptional Turanian Mace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string" calcext:value-type="string">
            <text:p>Exceptional Turanian Warhammer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string" calcext:value-type="string">
            <text:p>Exceptional Turanian Bow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string" calcext:value-type="string">
            <text:p>Exceptional Turanian Pike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string" calcext:value-type="string">
            <text:p>Exceptional Turanian Shield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string" calcext:value-type="string">
            <text:p>Flawless Turanian Sword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string" calcext:value-type="string">
            <text:p>Flawless Turanian Great Sword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string" calcext:value-type="string">
            <text:p>Flawless Turanian Daggers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string" calcext:value-type="string">
            <text:p>Flawless Turanian Mace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string" calcext:value-type="string">
            <text:p>Flawless Turanian Warhammer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string" calcext:value-type="string">
            <text:p>Flawless Turanian Bow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string" calcext:value-type="string">
            <text:p>Flawless Turanian Pike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string" calcext:value-type="string">
            <text:p>Flawless Turanian Shield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string" calcext:value-type="string">
            <text:p>Turanian War-Axe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string" calcext:value-type="string">
            <text:p>Exceptional Turanian War-Axe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string" calcext:value-type="string">
            <text:p>Flawless Turanian War-Axe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string" calcext:value-type="string">
            <text:p>Turanian War-Axe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string" calcext:value-type="string">
            <text:p>Exceptional Turanian War-Axe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string" calcext:value-type="string">
            <text:p>Flawless Turanian War-Axe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string" calcext:value-type="string">
            <text:p>Turanian Artisan Table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string" calcext:value-type="string">
            <text:p>Turanian Foundation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string" calcext:value-type="string">
            <text:p>Turanian Wall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string" calcext:value-type="string">
            <text:p>Turanian Left-Sloping Wall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Turanian Right-Sloping Wall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Turanian Left-Sloping Inverted Wall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string" calcext:value-type="string">
            <text:p>Turanian Right-Sloping Inverted Wall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string" calcext:value-type="string">
            <text:p>Turanian Ceiling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string" calcext:value-type="string">
            <text:p>Turanian Doorframe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string" calcext:value-type="string">
            <text:p>Turanian Stairs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string" calcext:value-type="string">
            <text:p>Turanian Stairs (rail)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string" calcext:value-type="string">
            <text:p>Turanian Stairs Corner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string" calcext:value-type="string">
            <text:p>Turanian Ramp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Turanian Ramp Corner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Turanian Wedge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Turanian Wedge Foundation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Turanian Frame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Turanian Door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string" calcext:value-type="string">
            <text:p>Turanian Pillar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string" calcext:value-type="string">
            <text:p>Turanian Fence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string" calcext:value-type="string">
            <text:p>Turanian Fence Foundation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string" calcext:value-type="string">
            <text:p>Turanian Sloped Roof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string" calcext:value-type="string">
            <text:p>Turanian Inverted Wedge Sloped Roof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Turanian Wedged Sloped Roof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Turanian Sloped Roof Corner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Turanian Inverted Sloped Roof Corner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Turanian Rooftop End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string" calcext:value-type="string">
            <text:p>Turanian Rooftop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string" calcext:value-type="string">
            <text:p>Turanian Rooftop Corner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string" calcext:value-type="string">
            <text:p>Turanian Rooftop Junction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string" calcext:value-type="string">
            <text:p>Turanian Rooftop Intersection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string" calcext:value-type="string">
            <text:p>Turanian Rooftop Cap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string" calcext:value-type="string">
            <text:p>Turanian Wall Cap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string" calcext:value-type="string">
            <text:p>Turanian Crenelated Wall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Turanian Gate Frame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Turanian Gate Door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Turanian Hatch Frame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string" calcext:value-type="string">
            <text:p>Turanian Hatch Door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string" calcext:value-type="string">
            <text:p>Turanian Awning</text:p>
          </table:table-cell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string" calcext:value-type="string">
            <text:p>Turanian Awning Corner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string" calcext:value-type="string">
            <text:p>Turanian Statue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string" calcext:value-type="string">
            <text:p>Turanian Statue</text:p>
          </table:table-cell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string" calcext:value-type="string">
            <text:p>Turanian Statue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Turanian Brazier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Turanian Standing Lamp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string" calcext:value-type="string">
            <text:p>Turanian Cup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string" calcext:value-type="string">
            <text:p>Turanian Jar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string" calcext:value-type="string">
            <text:p>Turanian Hanging Lamp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string" calcext:value-type="string">
            <text:p>Turanian Stool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string" calcext:value-type="string">
            <text:p>Turanian Fodder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string" calcext:value-type="string">
            <text:p>Turanian Caravan Rhino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Turanian Caravan Elephant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string" calcext:value-type="string">
            <text:p>Warpaint - Snake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string" calcext:value-type="string">
            <text:p>Warpaint - Otter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string" calcext:value-type="string">
            <text:p>Warpaint - Turtle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string" calcext:value-type="string">
            <text:p>Warpaint - Crocodile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string" calcext:value-type="string">
            <text:p>Warpaint - Raven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Pictish Wizard Mask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Pictish Wizard Robe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Pictish Wizard Wraps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Pictish Wizard Skirt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Pictish Wizard Moccasins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Pictish Brave Headgear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Pictish Brave Tunic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string" calcext:value-type="string">
            <text:p>Pictish Brave Wristwraps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string" calcext:value-type="string">
            <text:p>Pictish Brave Breechclout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Pictish Brave Moccasins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string" calcext:value-type="string">
            <text:p>Pictish Warchief Headdress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string" calcext:value-type="string">
            <text:p>Pictish Warchief Chestpiece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Pictish Warchief Gauntlets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Pictish Warchief Leggings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Pictish Warchief Boots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Exceptional Pictish Wizard Mask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Exceptional Pictish Wizard Robe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string" calcext:value-type="string">
            <text:p>Exceptional Pictish Wizard Wraps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string" calcext:value-type="string">
            <text:p>Exceptional Pictish Wizard Skirt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Exceptional Pictish Wizard Moccasins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Exceptional Pictish Brave Headgear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Exceptional Pictish Brave Tunic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string" calcext:value-type="string">
            <text:p>Exceptional Pictish Brave Wristwraps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Exceptional Pictish Brave Breechclout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string" calcext:value-type="string">
            <text:p>Exceptional Pictish Brave Moccasins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string" calcext:value-type="string">
            <text:p>Exceptional Pictish Warchief Headdress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string" calcext:value-type="string">
            <text:p>Exceptional Pictish Warchief Chestpiece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string" calcext:value-type="string">
            <text:p>Exceptional Pictish Warchief Gauntlets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string" calcext:value-type="string">
            <text:p>Exceptional Pictish Warchief Leggings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Exceptional Pictish Warchief Boots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string" calcext:value-type="string">
            <text:p>Flawless Pictish Wizard Mask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Flawless Pictish Wizard Robe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Flawless Pictish Wizard Wraps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Flawless Pictish Wizard Skirt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string" calcext:value-type="string">
            <text:p>Flawless Pictish Wizard Moccasins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Flawless Pictish Brave Headgear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string" calcext:value-type="string">
            <text:p>Flawless Pictish Brave Tunic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string" calcext:value-type="string">
            <text:p>Flawless Pictish Brave Wristwraps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string" calcext:value-type="string">
            <text:p>Flawless Pictish Brave Breechclout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string" calcext:value-type="string">
            <text:p>Flawless Pictish Brave Moccasins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string" calcext:value-type="string">
            <text:p>Flawless Pictish Warchief Headdress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Flawless Pictish Warchief Chestpiece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string" calcext:value-type="string">
            <text:p>Flawless Pictish Warchief Gauntlets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string" calcext:value-type="string">
            <text:p>Flawless Pictish Warchief Leggings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Flawless Pictish Warchief Boots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string" calcext:value-type="string">
            <text:p>Pictish Wizard Mask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Pictish Wizard Robe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string" calcext:value-type="string">
            <text:p>Pictish Wizard Wraps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Pictish Wizard Skirt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string" calcext:value-type="string">
            <text:p>Pictish Wizard Moccasins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string" calcext:value-type="string">
            <text:p>Pictish Brave Headgear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string" calcext:value-type="string">
            <text:p>Pictish Brave Tunic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Pictish Brave Wristwraps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string" calcext:value-type="string">
            <text:p>Pictish Brave Breechclout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string" calcext:value-type="string">
            <text:p>Pictish Brave Moccasins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string" calcext:value-type="string">
            <text:p>Pictish Warchief Headdress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string" calcext:value-type="string">
            <text:p>Pictish Warchief Chestpiece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string" calcext:value-type="string">
            <text:p>Pictish Warchief Gauntlets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string" calcext:value-type="string">
            <text:p>Pictish Warchief Leggings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string" calcext:value-type="string">
            <text:p>Pictish Warchief Boots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string" calcext:value-type="string">
            <text:p>Exceptional Pictish Wizard Mask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string" calcext:value-type="string">
            <text:p>Exceptional Pictish Wizard Robe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string" calcext:value-type="string">
            <text:p>Exceptional Pictish Wizard Wraps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string" calcext:value-type="string">
            <text:p>Exceptional Pictish Wizard Skirt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string" calcext:value-type="string">
            <text:p>Exceptional Pictish Wizard Moccasins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string" calcext:value-type="string">
            <text:p>Exceptional Pictish Brave Headgear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string" calcext:value-type="string">
            <text:p>Exceptional Pictish Brave Tunic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string" calcext:value-type="string">
            <text:p>Exceptional Pictish Brave Wristwraps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string" calcext:value-type="string">
            <text:p>Exceptional Pictish Brave Breechclout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string" calcext:value-type="string">
            <text:p>Exceptional Pictish Brave Moccasins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string" calcext:value-type="string">
            <text:p>Exceptional Pictish Warchief Headdress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string" calcext:value-type="string">
            <text:p>Exceptional Pictish Warchief Chestpiece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string" calcext:value-type="string">
            <text:p>Exceptional Pictish Warchief Gauntlets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string" calcext:value-type="string">
            <text:p>Exceptional Pictish Warchief Leggings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string" calcext:value-type="string">
            <text:p>Exceptional Pictish Warchief Boots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string" calcext:value-type="string">
            <text:p>Flawless Pictish Wizard Mask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string" calcext:value-type="string">
            <text:p>Flawless Pictish Wizard Robe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string" calcext:value-type="string">
            <text:p>Flawless Pictish Wizard Wraps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string" calcext:value-type="string">
            <text:p>Flawless Pictish Wizard Skirt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string" calcext:value-type="string">
            <text:p>Flawless Pictish Wizard Moccasins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string" calcext:value-type="string">
            <text:p>Flawless Pictish Brave Headgear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string" calcext:value-type="string">
            <text:p>Flawless Pictish Brave Tunic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string" calcext:value-type="string">
            <text:p>Flawless Pictish Brave Wristwraps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string" calcext:value-type="string">
            <text:p>Flawless Pictish Brave Breechclout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string" calcext:value-type="string">
            <text:p>Flawless Pictish Brave Moccasins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string" calcext:value-type="string">
            <text:p>Flawless Pictish Warchief Headdress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string" calcext:value-type="string">
            <text:p>Flawless Pictish Warchief Chestpiece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string" calcext:value-type="string">
            <text:p>Flawless Pictish Warchief Gauntlets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string" calcext:value-type="string">
            <text:p>Flawless Pictish Warchief Leggings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string" calcext:value-type="string">
            <text:p>Flawless Pictish Warchief Boots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string" calcext:value-type="string">
            <text:p>Pictish Longsword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Pictish Greatsword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string" calcext:value-type="string">
            <text:p>Pictish Daggers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string" calcext:value-type="string">
            <text:p>Pictish Club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string" calcext:value-type="string">
            <text:p>Pictish Warhammer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string" calcext:value-type="string">
            <text:p>Pictish Bow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string" calcext:value-type="string">
            <text:p>Pictish Longspear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string" calcext:value-type="string">
            <text:p>Pictish Shield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string" calcext:value-type="string">
            <text:p>Pictish Javelin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string" calcext:value-type="string">
            <text:p>xx_Pict_Spear_Projectile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Pictish Axe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xx_Pict_ThrowingAxe_Projectile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Exceptional Pictish Longsword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string" calcext:value-type="string">
            <text:p>Exceptional Pictish Greatsword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string" calcext:value-type="string">
            <text:p>Exceptional Pictish Daggers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Exceptional Pictish Club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string" calcext:value-type="string">
            <text:p>Exceptional Pictish Warhammer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Exceptional Pictish Bow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string" calcext:value-type="string">
            <text:p>Exceptional Pictish Longspear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string" calcext:value-type="string">
            <text:p>Exceptional Pictish Shield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string" calcext:value-type="string">
            <text:p>Exceptional Pictish Javelin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string" calcext:value-type="string">
            <text:p>xx_Pict_Spear_Projectile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Exceptional Pictish Axe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string" calcext:value-type="string">
            <text:p>xx_Exceptional_Pict_ThrowingAxe_Projectile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string" calcext:value-type="string">
            <text:p>Flawless Pictish Longsword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string" calcext:value-type="string">
            <text:p>Flawless Pictish Greatsword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string" calcext:value-type="string">
            <text:p>Flawless Pictish Daggers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string" calcext:value-type="string">
            <text:p>Flawless Pictish Club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string" calcext:value-type="string">
            <text:p>Flawless Pictish Warhammer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Flawless Pictish Bow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string" calcext:value-type="string">
            <text:p>Flawless Pictish Longspear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string" calcext:value-type="string">
            <text:p>Flawless Pictish Shield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string" calcext:value-type="string">
            <text:p>Flawless Pictish Javelin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string" calcext:value-type="string">
            <text:p>xx_Pict_Spear_Projectile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string" calcext:value-type="string">
            <text:p>Flawless Pictish Axe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string" calcext:value-type="string">
            <text:p>xx_Flawless_Pict_ThrowingAxe_Projectile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string" calcext:value-type="string">
            <text:p>Pictish Longsword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string" calcext:value-type="string">
            <text:p>Pictish Greatsword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string" calcext:value-type="string">
            <text:p>Pictish Daggers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Pictish Club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string" calcext:value-type="string">
            <text:p>Pictish Warhammer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string" calcext:value-type="string">
            <text:p>Pictish Bow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string" calcext:value-type="string">
            <text:p>Pictish Longspear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string" calcext:value-type="string">
            <text:p>Pictish Shield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string" calcext:value-type="string">
            <text:p>Pictish Javelin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string" calcext:value-type="string">
            <text:p>xx_Pict_Spear_Projectile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string" calcext:value-type="string">
            <text:p>Pictish Axe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string" calcext:value-type="string">
            <text:p>xx_Pict_ThrowingAxe_Projectile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string" calcext:value-type="string">
            <text:p>Exceptional Pictish Longsword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string" calcext:value-type="string">
            <text:p>Exceptional Pictish Greatsword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string" calcext:value-type="string">
            <text:p>Exceptional Pictish Daggers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string" calcext:value-type="string">
            <text:p>Exceptional Pictish Club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Exceptional Pictish Warhammer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string" calcext:value-type="string">
            <text:p>Exceptional Pictish Bow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string" calcext:value-type="string">
            <text:p>Exceptional Pictish Longspear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string" calcext:value-type="string">
            <text:p>Exceptional Pictish Shield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Exceptional Pictish Javelin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string" calcext:value-type="string">
            <text:p>xx_Pict_Spear_Projectile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string" calcext:value-type="string">
            <text:p>Exceptional Pictish Axe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string" calcext:value-type="string">
            <text:p>xx_Exceptional_Pict_ThrowingAxe_Projectile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string" calcext:value-type="string">
            <text:p>Flawless Pictish Longsword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string" calcext:value-type="string">
            <text:p>Flawless Pictish Greatsword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string" calcext:value-type="string">
            <text:p>Flawless Pictish Daggers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string" calcext:value-type="string">
            <text:p>Flawless Pictish Club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string" calcext:value-type="string">
            <text:p>Flawless Pictish Warhammer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string" calcext:value-type="string">
            <text:p>Flawless Pictish Bow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string" calcext:value-type="string">
            <text:p>Flawless Pictish Longspear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string" calcext:value-type="string">
            <text:p>Flawless Pictish Shield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string" calcext:value-type="string">
            <text:p>Flawless Pictish Javelin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string" calcext:value-type="string">
            <text:p>xx_Pict_Spear_Projectile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string" calcext:value-type="string">
            <text:p>Flawless Pictish Axe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string" calcext:value-type="string">
            <text:p>xx_Endgame_Flawless_Pict_ThrowingAxe_Projectile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string" calcext:value-type="string">
            <text:p>Pictish War-Axe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string" calcext:value-type="string">
            <text:p>Exceptional Pictish War-Axe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string" calcext:value-type="string">
            <text:p>Flawless Pictish War-Axe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string" calcext:value-type="string">
            <text:p>Pictish War-Axe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string" calcext:value-type="string">
            <text:p>Exceptional Pictish War-Axe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string" calcext:value-type="string">
            <text:p>Flawless Pictish War-Axe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Frontier Foundation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Frontier Wall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Frontier Left-Sloping Wall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string" calcext:value-type="string">
            <text:p>Frontier Right-Sloping Wall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string" calcext:value-type="string">
            <text:p>Frontier Left-Sloping Inverted Wall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string" calcext:value-type="string">
            <text:p>Frontier Right-Sloping Inverted Wall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string" calcext:value-type="string">
            <text:p>Frontier Ceiling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string" calcext:value-type="string">
            <text:p>Frontier Doorframe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string" calcext:value-type="string">
            <text:p>Frontier Stairs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string" calcext:value-type="string">
            <text:p>Frontier Stairs (rail)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string" calcext:value-type="string">
            <text:p>Frontier Stairs Corner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string" calcext:value-type="string">
            <text:p>Frontier Ramp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string" calcext:value-type="string">
            <text:p>Frontier Ramp Corner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Frontier Wedge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string" calcext:value-type="string">
            <text:p>Frontier Wedge Foundation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Frontier Frame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Frontier Door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string" calcext:value-type="string">
            <text:p>Frontier Pillar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string" calcext:value-type="string">
            <text:p>Frontier Fence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Frontier Fence Foundation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string" calcext:value-type="string">
            <text:p>Frontier Sloped Roof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Frontier Inverted Wedge Sloped Roof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Frontier Wedged Sloped Roof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Frontier Sloped Roof Corner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string" calcext:value-type="string">
            <text:p>Frontier Inverted Sloped Roof Corner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string" calcext:value-type="string">
            <text:p>Frontier Rooftop End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string" calcext:value-type="string">
            <text:p>Frontier Rooftop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string" calcext:value-type="string">
            <text:p>Frontier Rooftop Corner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string" calcext:value-type="string">
            <text:p>Frontier Rooftop Junction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Frontier Rooftop Intersection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string" calcext:value-type="string">
            <text:p>Frontier Rooftop Cap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string" calcext:value-type="string">
            <text:p>Frontier Wall Cap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string" calcext:value-type="string">
            <text:p>Frontier Crenelated Wall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string" calcext:value-type="string">
            <text:p>Frontier Gate Frame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string" calcext:value-type="string">
            <text:p>Frontier Gate Door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string" calcext:value-type="string">
            <text:p>Frontier Hatch Frame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string" calcext:value-type="string">
            <text:p>Frontier Hatch Door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string" calcext:value-type="string">
            <text:p>Frontier Awning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string" calcext:value-type="string">
            <text:p>Frontier Awning Corner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string" calcext:value-type="string">
            <text:p>Shoebill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string" calcext:value-type="string">
            <text:p>Bear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string" calcext:value-type="string">
            <text:p>Panther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string" calcext:value-type="string">
            <text:p>Shaleback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string" calcext:value-type="string">
            <text:p>Totemic Fodder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string" calcext:value-type="string">
            <text:p>Shoebill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string" calcext:value-type="string">
            <text:p>Shoebill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string" calcext:value-type="string">
            <text:p>Greater Bear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string" calcext:value-type="string">
            <text:p>Greater Panther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string" calcext:value-type="string">
            <text:p>Greater Wolf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string" calcext:value-type="string">
            <text:p>Shaleback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string" calcext:value-type="string">
            <text:p>Shaleback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string" calcext:value-type="string">
            <text:p>Shaleback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string" calcext:value-type="string">
            <text:p>Warpaint - Sky Watch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Warpaint - Aegis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Warpaint - Blessed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string" calcext:value-type="string">
            <text:p>Warpaint - Bravery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string" calcext:value-type="string">
            <text:p>Warpaint - Rule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string" calcext:value-type="string">
            <text:p>Aquilonian Scout Headgear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Aquilonian Scout Vest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Aquilonian Scout Wraps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Aquilonian Scout Pteruges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Aquilonian Scout Sandals</text:p>
          </table:table-cell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string" calcext:value-type="string">
            <text:p>Aquilonian Infantry Helm</text:p>
          </table:table-cell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string" calcext:value-type="string">
            <text:p>Aquilonian Infantry Cuirass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string" calcext:value-type="string">
            <text:p>Aquilonian Infantry Bracers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string" calcext:value-type="string">
            <text:p>Aquilonian Infantry Pteruges</text:p>
          </table:table-cell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string" calcext:value-type="string">
            <text:p>Aquilonian Infantry Sandals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string" calcext:value-type="string">
            <text:p>Black Dragon Helm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Black Dragon Cuirass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Black Dragon Gauntlets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string" calcext:value-type="string">
            <text:p>Black Dragon Pteruges</text:p>
          </table:table-cell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string" calcext:value-type="string">
            <text:p>Black Dragon Sandals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string" calcext:value-type="string">
            <text:p>Exceptional Aquilonian Scout Headgear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string" calcext:value-type="string">
            <text:p>Exceptional Aquilonian Scout Vest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string" calcext:value-type="string">
            <text:p>Exceptional Aquilonian Scout Wraps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Exceptional Aquilonian Scout Pteruges</text:p>
          </table:table-cell>
        </table:table-row>
        <table:table-row table:style-name="ro1">
          <table:table-cell office:value-type="float" office:value="7129" calcext:value-type="float">
            <text:p>7129</text:p>
          </table:table-cell>
          <table:table-cell office:value-type="string" calcext:value-type="string">
            <text:p>Exceptional Aquilonian Scout Sandals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string" calcext:value-type="string">
            <text:p>Exceptional Aquilonian Infantry Helm</text:p>
          </table:table-cell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string" calcext:value-type="string">
            <text:p>Exceptional Aquilonian Infantry Cuirass</text:p>
          </table:table-cell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string" calcext:value-type="string">
            <text:p>Exceptional Aquilonian Infantry Bracers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string" calcext:value-type="string">
            <text:p>Exceptional Aquilonian Infantry Pteruges</text:p>
          </table:table-cell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string" calcext:value-type="string">
            <text:p>Exceptional Aquilonian Infantry Sandals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string" calcext:value-type="string">
            <text:p>Exceptional Black Dragon Helm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string" calcext:value-type="string">
            <text:p>Exceptional Black Dragon Cuirass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string" calcext:value-type="string">
            <text:p>Exceptional Black Dragon Gauntlets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string" calcext:value-type="string">
            <text:p>Exceptional Black Dragon Pteruges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string" calcext:value-type="string">
            <text:p>Exceptional Black Dragon Sandals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string" calcext:value-type="string">
            <text:p>Flawless Aquilonian Scout Headgear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string" calcext:value-type="string">
            <text:p>Flawless Aquilonian Scout Vest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string" calcext:value-type="string">
            <text:p>Flawless Aquilonian Scout Wraps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string" calcext:value-type="string">
            <text:p>Flawless Aquilonian Scout Pteruges</text:p>
          </table:table-cell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string" calcext:value-type="string">
            <text:p>Flawless Aquilonian Scout Sandals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string" calcext:value-type="string">
            <text:p>Flawless Aquilonian Infantry Helm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string" calcext:value-type="string">
            <text:p>Flawless Aquilonian Infantry Cuirass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string" calcext:value-type="string">
            <text:p>Flawless Aquilonian Infantry Bracers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string" calcext:value-type="string">
            <text:p>Flawless Aquilonian Infantry Pteruges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string" calcext:value-type="string">
            <text:p>Flawless Aquilonian Infantry Sandals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string" calcext:value-type="string">
            <text:p>Flawless Black Dragon Helm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Flawless Black Dragon Cuirass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string" calcext:value-type="string">
            <text:p>Flawless Black Dragon Gauntlets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string" calcext:value-type="string">
            <text:p>Flawless Black Dragon Pteruges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string" calcext:value-type="string">
            <text:p>Flawless Black Dragon Sandals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string" calcext:value-type="string">
            <text:p>Aquilonian Scout Headgear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Aquilonian Scout Vest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Aquilonian Scout Wraps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string" calcext:value-type="string">
            <text:p>Aquilonian Scout Pteruges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string" calcext:value-type="string">
            <text:p>Aquilonian Scout Sandals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string" calcext:value-type="string">
            <text:p>Aquilonian Infantry Helm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string" calcext:value-type="string">
            <text:p>Aquilonian Infantry Cuirass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string" calcext:value-type="string">
            <text:p>Aquilonian Infantry Bracers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string" calcext:value-type="string">
            <text:p>Aquilonian Infantry Pteruges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string" calcext:value-type="string">
            <text:p>Aquilonian Infantry Sandals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Black Dragon Helm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Black Dragon Cuirass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string" calcext:value-type="string">
            <text:p>Black Dragon Gauntlets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string" calcext:value-type="string">
            <text:p>Black Dragon Pteruges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  <table:table-cell office:value-type="string" calcext:value-type="string">
            <text:p>Black Dragon Sandals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Exceptional Aquilonian Scout Headgear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  <table:table-cell office:value-type="string" calcext:value-type="string">
            <text:p>Exceptional Aquilonian Scout Vest</text:p>
          </table:table-cell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string" calcext:value-type="string">
            <text:p>Exceptional Aquilonian Scout Wraps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  <table:table-cell office:value-type="string" calcext:value-type="string">
            <text:p>Exceptional Aquilonian Scout Pteruges</text:p>
          </table:table-cell>
        </table:table-row>
        <table:table-row table:style-name="ro1">
          <table:table-cell office:value-type="float" office:value="7174" calcext:value-type="float">
            <text:p>7174</text:p>
          </table:table-cell>
          <table:table-cell office:value-type="string" calcext:value-type="string">
            <text:p>Exceptional Aquilonian Scout Sandals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string" calcext:value-type="string">
            <text:p>Exceptional Aquilonian Infantry Helm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string" calcext:value-type="string">
            <text:p>Exceptional Aquilonian Infantry Cuirass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string" calcext:value-type="string">
            <text:p>Exceptional Aquilonian Infantry Bracers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string" calcext:value-type="string">
            <text:p>Exceptional Aquilonian Infantry Pteruges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string" calcext:value-type="string">
            <text:p>Exceptional Aquilonian Infantry Sandals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string" calcext:value-type="string">
            <text:p>Exceptional Black Dragon Helm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string" calcext:value-type="string">
            <text:p>Exceptional Black Dragon Cuirass</text:p>
          </table:table-cell>
        </table:table-row>
        <table:table-row table:style-name="ro1">
          <table:table-cell office:value-type="float" office:value="7182" calcext:value-type="float">
            <text:p>7182</text:p>
          </table:table-cell>
          <table:table-cell office:value-type="string" calcext:value-type="string">
            <text:p>Exceptional Black Dragon Gauntlets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string" calcext:value-type="string">
            <text:p>Exceptional Black Dragon Pteruges</text:p>
          </table:table-cell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string" calcext:value-type="string">
            <text:p>Exceptional Black Dragon Sandals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string" calcext:value-type="string">
            <text:p>Flawless Aquilonian Scout Headgear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string" calcext:value-type="string">
            <text:p>Flawless Aquilonian Scout Vest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string" calcext:value-type="string">
            <text:p>Flawless Aquilonian Scout Wraps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string" calcext:value-type="string">
            <text:p>Flawless Aquilonian Scout Pteruges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string" calcext:value-type="string">
            <text:p>Flawless Aquilonian Scout Sandals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string" calcext:value-type="string">
            <text:p>Flawless Aquilonian Infantry Helm</text:p>
          </table:table-cell>
        </table:table-row>
        <table:table-row table:style-name="ro1">
          <table:table-cell office:value-type="float" office:value="7191" calcext:value-type="float">
            <text:p>7191</text:p>
          </table:table-cell>
          <table:table-cell office:value-type="string" calcext:value-type="string">
            <text:p>Flawless Aquilonian Infantry Cuirass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string" calcext:value-type="string">
            <text:p>Flawless Aquilonian Infantry Bracers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office:value-type="string" calcext:value-type="string">
            <text:p>Flawless Aquilonian Infantry Pteruges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string" calcext:value-type="string">
            <text:p>Flawless Aquilonian Infantry Sandals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string" calcext:value-type="string">
            <text:p>Flawless Black Dragon Helm</text:p>
          </table:table-cell>
        </table:table-row>
        <table:table-row table:style-name="ro1">
          <table:table-cell office:value-type="float" office:value="7196" calcext:value-type="float">
            <text:p>7196</text:p>
          </table:table-cell>
          <table:table-cell office:value-type="string" calcext:value-type="string">
            <text:p>Flawless Black Dragon Cuirass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string" calcext:value-type="string">
            <text:p>Flawless Black Dragon Gauntlets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string" calcext:value-type="string">
            <text:p>Flawless Black Dragon Pteruges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string" calcext:value-type="string">
            <text:p>Flawless Black Dragon Sandals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string" calcext:value-type="string">
            <text:p>Aquilonian Longsword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Aquilonian Greatsword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Aquilonian Poniards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string" calcext:value-type="string">
            <text:p>Aquilonian Mace</text:p>
          </table:table-cell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string" calcext:value-type="string">
            <text:p>Aquilonian Warhammer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string" calcext:value-type="string">
            <text:p>Bossonian Bow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string" calcext:value-type="string">
            <text:p>Aquilonian Pike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string" calcext:value-type="string">
            <text:p>Aquilonian Shield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string" calcext:value-type="string">
            <text:p>Aquilonian Javelin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string" calcext:value-type="string">
            <text:p>Aquilonian Javelin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string" calcext:value-type="string">
            <text:p>Aquilonian Throwing Axe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string" calcext:value-type="string">
            <text:p>Aquilonian Throwing Axe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Exceptional Aquilonian Longsword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Exceptional Aquilonian Greatsword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Exceptional Aquilonian Poniards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string" calcext:value-type="string">
            <text:p>Exceptional Aquilonian Mace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string" calcext:value-type="string">
            <text:p>Exceptional Aquilonian Warhammer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string" calcext:value-type="string">
            <text:p>Exceptional Bossonian Bow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string" calcext:value-type="string">
            <text:p>Exceptional Aquilonian Pike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office:value-type="string" calcext:value-type="string">
            <text:p>Exceptional Aquilonian Shield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string" calcext:value-type="string">
            <text:p>Exceptional Aquilonian Javelin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Exceptional Aquilonian Javelin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Exceptional Aquilonian Throwing Axe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Exceptional Aquilonian Throwing Axe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string" calcext:value-type="string">
            <text:p>Flawless Aquilonian Longsword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string" calcext:value-type="string">
            <text:p>Flawless Aquilonian Greatsword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string" calcext:value-type="string">
            <text:p>Flawless Aquilonian Poniards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string" calcext:value-type="string">
            <text:p>Flawless Aquilonian Mace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string" calcext:value-type="string">
            <text:p>Flawless Aquilonian Warhammer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string" calcext:value-type="string">
            <text:p>Flawless Bossonian Bow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string" calcext:value-type="string">
            <text:p>Flawless Aquilonian Pike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string" calcext:value-type="string">
            <text:p>Flawless Aquilonian Shield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Flawless Aquilonian Javelin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Flawless Aquilonian Javelin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string" calcext:value-type="string">
            <text:p>Flawless Aquilonian Throwing Axe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string" calcext:value-type="string">
            <text:p>Flawless Aquilonian Throwing Axe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string" calcext:value-type="string">
            <text:p>Aquilonian Longsword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string" calcext:value-type="string">
            <text:p>Aquilonian Greatsword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string" calcext:value-type="string">
            <text:p>Aquilonian Poniards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string" calcext:value-type="string">
            <text:p>Aquilonian Mace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string" calcext:value-type="string">
            <text:p>Aquilonian Warhammer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Bossonian Bow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string" calcext:value-type="string">
            <text:p>Aquilonian Pike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Aquilonian Shield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Aquilonian Javelin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Aquilonian Javelin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string" calcext:value-type="string">
            <text:p>Aquilonian Throwing Axe</text:p>
          </table:table-cell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string" calcext:value-type="string">
            <text:p>Aquilonian Throwing Axe</text:p>
          </table:table-cell>
        </table:table-row>
        <table:table-row table:style-name="ro1">
          <table:table-cell office:value-type="float" office:value="7248" calcext:value-type="float">
            <text:p>7248</text:p>
          </table:table-cell>
          <table:table-cell office:value-type="string" calcext:value-type="string">
            <text:p>Exceptional Aquilonian Longsword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string" calcext:value-type="string">
            <text:p>Exceptional Aquilonian Greatsword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Exceptional Aquilonian Poniards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Exceptional Aquilonian Mace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string" calcext:value-type="string">
            <text:p>Exceptional Aquilonian Warhammer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string" calcext:value-type="string">
            <text:p>Exceptional Bossonian Bow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string" calcext:value-type="string">
            <text:p>Exceptional Aquilonian Pike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string" calcext:value-type="string">
            <text:p>Exceptional Aquilonian Shield</text:p>
          </table:table-cell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string" calcext:value-type="string">
            <text:p>Exceptional Aquilonian Javelin</text:p>
          </table:table-cell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string" calcext:value-type="string">
            <text:p>Exceptional Aquilonian Javelin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string" calcext:value-type="string">
            <text:p>Exceptional Aquilonian Throwing Axe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string" calcext:value-type="string">
            <text:p>Exceptional Aquilonian Throwing Axe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string" calcext:value-type="string">
            <text:p>Flawless Aquilonian Longsword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string" calcext:value-type="string">
            <text:p>Flawless Aquilonian Greatsword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  <table:table-cell office:value-type="string" calcext:value-type="string">
            <text:p>Flawless Aquilonian Poniards</text:p>
          </table:table-cell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string" calcext:value-type="string">
            <text:p>Flawless Aquilonian Mace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string" calcext:value-type="string">
            <text:p>Flawless Aquilonian Warhammer</text:p>
          </table:table-cell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string" calcext:value-type="string">
            <text:p>Flawless Bossonian Bow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string" calcext:value-type="string">
            <text:p>Flawless Aquilonian Pike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string" calcext:value-type="string">
            <text:p>Flawless Aquilonian Shield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string" calcext:value-type="string">
            <text:p>Flawless Aquilonian Javelin</text:p>
          </table:table-cell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string" calcext:value-type="string">
            <text:p>Flawless Aquilonian Javelin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string" calcext:value-type="string">
            <text:p>Flawless Aquilonian Throwing Axe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string" calcext:value-type="string">
            <text:p>Flawless Aquilonian Throwing Axe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string" calcext:value-type="string">
            <text:p>Aquilonian War-Axe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string" calcext:value-type="string">
            <text:p>Exceptional Aquilonian War-Axe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string" calcext:value-type="string">
            <text:p>Flawless Aquilonian War-Axe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string" calcext:value-type="string">
            <text:p>Aquilonian War-Axe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string" calcext:value-type="string">
            <text:p>Exceptional Aquilonian War-Axe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string" calcext:value-type="string">
            <text:p>Flawless Aquilonian War-Axe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string" calcext:value-type="string">
            <text:p>Aquilonian Artisan Table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string" calcext:value-type="string">
            <text:p>Aquilonian Foundation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string" calcext:value-type="string">
            <text:p>Aquilonian Wall</text:p>
          </table:table-cell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string" calcext:value-type="string">
            <text:p>Aquilonian Left-Sloping Wall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string" calcext:value-type="string">
            <text:p>Aquilonian Right-Sloping Wall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  <table:table-cell office:value-type="string" calcext:value-type="string">
            <text:p>Aquilonian Left-Sloping Inverted Wall</text:p>
          </table:table-cell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string" calcext:value-type="string">
            <text:p>Aquilonian Right-Sloping Inverted Wall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string" calcext:value-type="string">
            <text:p>Aquilonian Ceiling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string" calcext:value-type="string">
            <text:p>Aquilonian Doorframe</text:p>
          </table:table-cell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string" calcext:value-type="string">
            <text:p>Aquilonian Stairs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string" calcext:value-type="string">
            <text:p>Aquilonian Stairs (rail)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string" calcext:value-type="string">
            <text:p>Aquilonian Stairs Corner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Aquilonian Ramp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Aquilonian Ramp Corner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Aquilonian Wedge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string" calcext:value-type="string">
            <text:p>Aquilonian Wedge Foundation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string" calcext:value-type="string">
            <text:p>Aquilonian Frame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string" calcext:value-type="string">
            <text:p>Aquilonian Door</text:p>
          </table:table-cell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string" calcext:value-type="string">
            <text:p>Aquilonian Pillar</text:p>
          </table:table-cell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string" calcext:value-type="string">
            <text:p>Aquilonian Fence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string" calcext:value-type="string">
            <text:p>Aquilonian Fence Foundation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string" calcext:value-type="string">
            <text:p>Aquilonian Sloped Roof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Aquilonian Inverted Wedge Sloped Roof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string" calcext:value-type="string">
            <text:p>Aquilonian Wedge Sloped Roof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  <table:table-cell office:value-type="string" calcext:value-type="string">
            <text:p>Aquilonian Sloped Roof Corner</text:p>
          </table:table-cell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string" calcext:value-type="string">
            <text:p>Aquilonian Inverted Sloped Roof Corner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string" calcext:value-type="string">
            <text:p>Aquilonian Rooftop End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string" calcext:value-type="string">
            <text:p>Aquilonian Rooftop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string" calcext:value-type="string">
            <text:p>Aquilonian Rooftop Corner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string" calcext:value-type="string">
            <text:p>Aquilonian Rooftop Junction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string" calcext:value-type="string">
            <text:p>Aquilonian Rooftop Intersection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string" calcext:value-type="string">
            <text:p>Aquilonian Rooftop Cap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string" calcext:value-type="string">
            <text:p>Aquilonian Wall Cap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string" calcext:value-type="string">
            <text:p>Aquilonian Crenelated Wall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string" calcext:value-type="string">
            <text:p>Aquilonian Gate Frame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string" calcext:value-type="string">
            <text:p>Aquilonian Gate Door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string" calcext:value-type="string">
            <text:p>Aquilonian Hatch Frame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string" calcext:value-type="string">
            <text:p>Aquilonian Hatch Door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string" calcext:value-type="string">
            <text:p>Aquilonian Awning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string" calcext:value-type="string">
            <text:p>Aquilonian Awning Corner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string" calcext:value-type="string">
            <text:p>Aquilonian Folding Screen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string" calcext:value-type="string">
            <text:p>Ornate Single Bed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string" calcext:value-type="string">
            <text:p>Aquilonian Vanity Table</text:p>
          </table:table-cell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string" calcext:value-type="string">
            <text:p>Aquilonian Brazier</text:p>
          </table:table-cell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string" calcext:value-type="string">
            <text:p>Aquilonian Brazier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string" calcext:value-type="string">
            <text:p>Aquilonian Brazier</text:p>
          </table:table-cell>
        </table:table-row>
        <table:table-row table:style-name="ro1">
          <table:table-cell office:value-type="float" office:value="7356" calcext:value-type="float">
            <text:p>7356</text:p>
          </table:table-cell>
          <table:table-cell office:value-type="string" calcext:value-type="string">
            <text:p>Aquilonian Councillor Chair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string" calcext:value-type="string">
            <text:p>Aquilonian Chair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string" calcext:value-type="string">
            <text:p>Aquilonian Chair</text:p>
          </table:table-cell>
        </table:table-row>
        <table:table-row table:style-name="ro1">
          <table:table-cell office:value-type="float" office:value="7359" calcext:value-type="float">
            <text:p>7359</text:p>
          </table:table-cell>
          <table:table-cell office:value-type="string" calcext:value-type="string">
            <text:p>Aquilonian Divan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string" calcext:value-type="string">
            <text:p>Writing Desk 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string" calcext:value-type="string">
            <text:p>Aquilonian Flag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  <table:table-cell office:value-type="string" calcext:value-type="string">
            <text:p>Aquilonian Flag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string" calcext:value-type="string">
            <text:p>Harp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string" calcext:value-type="string">
            <text:p>Aquilonian Jar</text:p>
          </table:table-cell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string" calcext:value-type="string">
            <text:p>Aquilonian Jar</text:p>
          </table:table-cell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string" calcext:value-type="string">
            <text:p>Aquilonian Jar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string" calcext:value-type="string">
            <text:p>Aquilonian Statue</text:p>
          </table:table-cell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string" calcext:value-type="string">
            <text:p>Aquilonian Statue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string" calcext:value-type="string">
            <text:p>Aquilonian Statue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string" calcext:value-type="string">
            <text:p>Aquilonian Statue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string" calcext:value-type="string">
            <text:p>Aquilonian Table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string" calcext:value-type="string">
            <text:p>Aquilonian Wall Torch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string" calcext:value-type="string">
            <text:p>Aquilonian Carpet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string" calcext:value-type="string">
            <text:p>Warpaint - Dreams of the East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string" calcext:value-type="string">
            <text:p>Warpaint - The Silken Path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Warpaint - Scent of the Lotus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string" calcext:value-type="string">
            <text:p>Warpaint - The Purple Towers</text:p>
          </table:table-cell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string" calcext:value-type="string">
            <text:p>Warpaint - Godslayer's Tears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string" calcext:value-type="string">
            <text:p>Khitan Mercenary Headband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Khitan Mercenary Cuirass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Khitan Mercenary Bracers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Khitan Mercenary Tasset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Khitan Mercenary Footgear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Khitan Captain Helm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Khitan Captain Dingjia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Khitan Captain Bracers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Khitan Captain Tasset</text:p>
          </table:table-cell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string" calcext:value-type="string">
            <text:p>Khitan Captain Boots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string" calcext:value-type="string">
            <text:p>Khitan Imperial Helm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string" calcext:value-type="string">
            <text:p>Khitan Imperial Breastplate</text:p>
          </table:table-cell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string" calcext:value-type="string">
            <text:p>Khitan Imperial Bracers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string" calcext:value-type="string">
            <text:p>Khitan Imperial Tasset</text:p>
          </table:table-cell>
        </table:table-row>
        <table:table-row table:style-name="ro1">
          <table:table-cell office:value-type="float" office:value="8124" calcext:value-type="float">
            <text:p>8124</text:p>
          </table:table-cell>
          <table:table-cell office:value-type="string" calcext:value-type="string">
            <text:p>Khitan Imperial Boots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string" calcext:value-type="string">
            <text:p>Exceptional Khitan Mercenary Headband</text:p>
          </table:table-cell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string" calcext:value-type="string">
            <text:p>Exceptional Khitan Mercenary Cuirass</text:p>
          </table:table-cell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string" calcext:value-type="string">
            <text:p>Exceptional Khitan Mercenary Bracers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string" calcext:value-type="string">
            <text:p>Exceptional Khitan Mercenary Tasset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string" calcext:value-type="string">
            <text:p>Exceptional Khitan Mercenary Footgear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string" calcext:value-type="string">
            <text:p>Exceptional Khitan Captain Helm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string" calcext:value-type="string">
            <text:p>Exceptional Khitan Captain Dingjia</text:p>
          </table:table-cell>
        </table:table-row>
        <table:table-row table:style-name="ro1">
          <table:table-cell office:value-type="float" office:value="8132" calcext:value-type="float">
            <text:p>8132</text:p>
          </table:table-cell>
          <table:table-cell office:value-type="string" calcext:value-type="string">
            <text:p>Exceptional Khitan Captain Bracers</text:p>
          </table:table-cell>
        </table:table-row>
        <table:table-row table:style-name="ro1">
          <table:table-cell office:value-type="float" office:value="8133" calcext:value-type="float">
            <text:p>8133</text:p>
          </table:table-cell>
          <table:table-cell office:value-type="string" calcext:value-type="string">
            <text:p>Exceptional Khitan Captain Tasset</text:p>
          </table:table-cell>
        </table:table-row>
        <table:table-row table:style-name="ro1">
          <table:table-cell office:value-type="float" office:value="8134" calcext:value-type="float">
            <text:p>8134</text:p>
          </table:table-cell>
          <table:table-cell office:value-type="string" calcext:value-type="string">
            <text:p>Exceptional Khitan Captain Boots</text:p>
          </table:table-cell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string" calcext:value-type="string">
            <text:p>Exceptional Khitan Imperial Helm</text:p>
          </table:table-cell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string" calcext:value-type="string">
            <text:p>Exceptional Khitan Imperial Breastplate</text:p>
          </table:table-cell>
        </table:table-row>
        <table:table-row table:style-name="ro1">
          <table:table-cell office:value-type="float" office:value="8137" calcext:value-type="float">
            <text:p>8137</text:p>
          </table:table-cell>
          <table:table-cell office:value-type="string" calcext:value-type="string">
            <text:p>Exceptional Khitan Imperial Bracers</text:p>
          </table:table-cell>
        </table:table-row>
        <table:table-row table:style-name="ro1">
          <table:table-cell office:value-type="float" office:value="8138" calcext:value-type="float">
            <text:p>8138</text:p>
          </table:table-cell>
          <table:table-cell office:value-type="string" calcext:value-type="string">
            <text:p>Exceptional Khitan Imperial Tasset</text:p>
          </table:table-cell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string" calcext:value-type="string">
            <text:p>Exceptional Khitan Imperial Boots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string" calcext:value-type="string">
            <text:p>Flawless Khitan Mercenary Headband</text:p>
          </table:table-cell>
        </table:table-row>
        <table:table-row table:style-name="ro1">
          <table:table-cell office:value-type="float" office:value="8141" calcext:value-type="float">
            <text:p>8141</text:p>
          </table:table-cell>
          <table:table-cell office:value-type="string" calcext:value-type="string">
            <text:p>Flawless Khitan Mercenary Cuirass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  <table:table-cell office:value-type="string" calcext:value-type="string">
            <text:p>Flawless Khitan Mercenary Bracers</text:p>
          </table:table-cell>
        </table:table-row>
        <table:table-row table:style-name="ro1">
          <table:table-cell office:value-type="float" office:value="8143" calcext:value-type="float">
            <text:p>8143</text:p>
          </table:table-cell>
          <table:table-cell office:value-type="string" calcext:value-type="string">
            <text:p>Flawless Khitan Mercenary Tasset</text:p>
          </table:table-cell>
        </table:table-row>
        <table:table-row table:style-name="ro1">
          <table:table-cell office:value-type="float" office:value="8144" calcext:value-type="float">
            <text:p>8144</text:p>
          </table:table-cell>
          <table:table-cell office:value-type="string" calcext:value-type="string">
            <text:p>Flawless Khitan Mercenary Footgear</text:p>
          </table:table-cell>
        </table:table-row>
        <table:table-row table:style-name="ro1">
          <table:table-cell office:value-type="float" office:value="8145" calcext:value-type="float">
            <text:p>8145</text:p>
          </table:table-cell>
          <table:table-cell office:value-type="string" calcext:value-type="string">
            <text:p>Flawless Khitan Captain Helm</text:p>
          </table:table-cell>
        </table:table-row>
        <table:table-row table:style-name="ro1">
          <table:table-cell office:value-type="float" office:value="8146" calcext:value-type="float">
            <text:p>8146</text:p>
          </table:table-cell>
          <table:table-cell office:value-type="string" calcext:value-type="string">
            <text:p>Flawless Khitan Captain Dingjia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string" calcext:value-type="string">
            <text:p>Flawless Khitan Captain Bracers</text:p>
          </table:table-cell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string" calcext:value-type="string">
            <text:p>Flawless Khitan Captain Tasset</text:p>
          </table:table-cell>
        </table:table-row>
        <table:table-row table:style-name="ro1">
          <table:table-cell office:value-type="float" office:value="8149" calcext:value-type="float">
            <text:p>8149</text:p>
          </table:table-cell>
          <table:table-cell office:value-type="string" calcext:value-type="string">
            <text:p>Flawless Khitan Captain Boots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string" calcext:value-type="string">
            <text:p>Flawless Khitan Imperial Helm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string" calcext:value-type="string">
            <text:p>Flawless Khitan Imperial Breastplate</text:p>
          </table:table-cell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string" calcext:value-type="string">
            <text:p>Flawless Khitan Imperial Bracers</text:p>
          </table:table-cell>
        </table:table-row>
        <table:table-row table:style-name="ro1">
          <table:table-cell office:value-type="float" office:value="8153" calcext:value-type="float">
            <text:p>8153</text:p>
          </table:table-cell>
          <table:table-cell office:value-type="string" calcext:value-type="string">
            <text:p>Flawless Khitan Imperial Tasset</text:p>
          </table:table-cell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string" calcext:value-type="string">
            <text:p>Flawless Khitan Imperial Boots</text:p>
          </table:table-cell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string" calcext:value-type="string">
            <text:p>Khitan Mercenary Headband</text:p>
          </table:table-cell>
        </table:table-row>
        <table:table-row table:style-name="ro1">
          <table:table-cell office:value-type="float" office:value="8156" calcext:value-type="float">
            <text:p>8156</text:p>
          </table:table-cell>
          <table:table-cell office:value-type="string" calcext:value-type="string">
            <text:p>Khitan Mercenary Cuirass</text:p>
          </table:table-cell>
        </table:table-row>
        <table:table-row table:style-name="ro1">
          <table:table-cell office:value-type="float" office:value="8157" calcext:value-type="float">
            <text:p>8157</text:p>
          </table:table-cell>
          <table:table-cell office:value-type="string" calcext:value-type="string">
            <text:p>Khitan Mercenary Bracers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string" calcext:value-type="string">
            <text:p>Khitan Mercenary Tasset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string" calcext:value-type="string">
            <text:p>Khitan Mercenary Footgear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string" calcext:value-type="string">
            <text:p>Khitan Captain Helm</text:p>
          </table:table-cell>
        </table:table-row>
        <table:table-row table:style-name="ro1">
          <table:table-cell office:value-type="float" office:value="8161" calcext:value-type="float">
            <text:p>8161</text:p>
          </table:table-cell>
          <table:table-cell office:value-type="string" calcext:value-type="string">
            <text:p>Khitan Officer Dingjia</text:p>
          </table:table-cell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string" calcext:value-type="string">
            <text:p>Khitan Captain Bracers</text:p>
          </table:table-cell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string" calcext:value-type="string">
            <text:p>Khitan Captain Tasset</text:p>
          </table:table-cell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string" calcext:value-type="string">
            <text:p>Khitan Captain Boots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string" calcext:value-type="string">
            <text:p>Khitan Imperial Helm</text:p>
          </table:table-cell>
        </table:table-row>
        <table:table-row table:style-name="ro1">
          <table:table-cell office:value-type="float" office:value="8166" calcext:value-type="float">
            <text:p>8166</text:p>
          </table:table-cell>
          <table:table-cell office:value-type="string" calcext:value-type="string">
            <text:p>Khitan Imperial Breastplate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  <table:table-cell office:value-type="string" calcext:value-type="string">
            <text:p>Khitan Imperial Bracers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string" calcext:value-type="string">
            <text:p>Khitan Imperial Tasset</text:p>
          </table:table-cell>
        </table:table-row>
        <table:table-row table:style-name="ro1">
          <table:table-cell office:value-type="float" office:value="8169" calcext:value-type="float">
            <text:p>8169</text:p>
          </table:table-cell>
          <table:table-cell office:value-type="string" calcext:value-type="string">
            <text:p>Khitan Imperial Boots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string" calcext:value-type="string">
            <text:p>Exceptional Khitan Mercenary Headband</text:p>
          </table:table-cell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string" calcext:value-type="string">
            <text:p>Exceptional Khitan Mercenary Cuirass</text:p>
          </table:table-cell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string" calcext:value-type="string">
            <text:p>Exceptional Khitan Mercenary Bracers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string" calcext:value-type="string">
            <text:p>Exceptional Khitan Mercenary Tasset</text:p>
          </table:table-cell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string" calcext:value-type="string">
            <text:p>Exceptional Khitan Mercenary Footgear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Exceptional Khitan Captain Helm</text:p>
          </table:table-cell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string" calcext:value-type="string">
            <text:p>Exceptional Khitan Captain Dingjia</text:p>
          </table:table-cell>
        </table:table-row>
        <table:table-row table:style-name="ro1">
          <table:table-cell office:value-type="float" office:value="8177" calcext:value-type="float">
            <text:p>8177</text:p>
          </table:table-cell>
          <table:table-cell office:value-type="string" calcext:value-type="string">
            <text:p>Exceptional Khitan Captain Bracers</text:p>
          </table:table-cell>
        </table:table-row>
        <table:table-row table:style-name="ro1">
          <table:table-cell office:value-type="float" office:value="8178" calcext:value-type="float">
            <text:p>8178</text:p>
          </table:table-cell>
          <table:table-cell office:value-type="string" calcext:value-type="string">
            <text:p>Exceptional Khitan Captain Tasset</text:p>
          </table:table-cell>
        </table:table-row>
        <table:table-row table:style-name="ro1">
          <table:table-cell office:value-type="float" office:value="8179" calcext:value-type="float">
            <text:p>8179</text:p>
          </table:table-cell>
          <table:table-cell office:value-type="string" calcext:value-type="string">
            <text:p>Exceptional Khitan Captain Boots</text:p>
          </table:table-cell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string" calcext:value-type="string">
            <text:p>Exceptional Khitan Imperial Helm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string" calcext:value-type="string">
            <text:p>Exceptional Khitan Imperial Breastplate</text:p>
          </table:table-cell>
        </table:table-row>
        <table:table-row table:style-name="ro1">
          <table:table-cell office:value-type="float" office:value="8182" calcext:value-type="float">
            <text:p>8182</text:p>
          </table:table-cell>
          <table:table-cell office:value-type="string" calcext:value-type="string">
            <text:p>Exceptional Khitan Imperial Bracers</text:p>
          </table:table-cell>
        </table:table-row>
        <table:table-row table:style-name="ro1">
          <table:table-cell office:value-type="float" office:value="8183" calcext:value-type="float">
            <text:p>8183</text:p>
          </table:table-cell>
          <table:table-cell office:value-type="string" calcext:value-type="string">
            <text:p>Exceptional Khitan Imperial Tasset</text:p>
          </table:table-cell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string" calcext:value-type="string">
            <text:p>Exceptional Khitan Imperial Boots</text:p>
          </table:table-cell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string" calcext:value-type="string">
            <text:p>Flawless Khitan Mercenary Headband</text:p>
          </table:table-cell>
        </table:table-row>
        <table:table-row table:style-name="ro1">
          <table:table-cell office:value-type="float" office:value="8186" calcext:value-type="float">
            <text:p>8186</text:p>
          </table:table-cell>
          <table:table-cell office:value-type="string" calcext:value-type="string">
            <text:p>Flawless Khitan Mercenary Cuirass</text:p>
          </table:table-cell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string" calcext:value-type="string">
            <text:p>Flawless Khitan Mercenary Bracers</text:p>
          </table:table-cell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Flawless Khitan Mercenary Tasset</text:p>
          </table:table-cell>
        </table:table-row>
        <table:table-row table:style-name="ro1">
          <table:table-cell office:value-type="float" office:value="8189" calcext:value-type="float">
            <text:p>8189</text:p>
          </table:table-cell>
          <table:table-cell office:value-type="string" calcext:value-type="string">
            <text:p>Flawless Khitan Mercenary Footgear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string" calcext:value-type="string">
            <text:p>Flawless Khitan Captain Helm</text:p>
          </table:table-cell>
        </table:table-row>
        <table:table-row table:style-name="ro1">
          <table:table-cell office:value-type="float" office:value="8191" calcext:value-type="float">
            <text:p>8191</text:p>
          </table:table-cell>
          <table:table-cell office:value-type="string" calcext:value-type="string">
            <text:p>Flawless Khitan Captain Dingjia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Flawless Khitan Captain Bracers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string" calcext:value-type="string">
            <text:p>Flawless Khitan Captain Tasset</text:p>
          </table:table-cell>
        </table:table-row>
        <table:table-row table:style-name="ro1">
          <table:table-cell office:value-type="float" office:value="8194" calcext:value-type="float">
            <text:p>8194</text:p>
          </table:table-cell>
          <table:table-cell office:value-type="string" calcext:value-type="string">
            <text:p>Flawless Khitan Captain Boots</text:p>
          </table:table-cell>
        </table:table-row>
        <table:table-row table:style-name="ro1">
          <table:table-cell office:value-type="float" office:value="8195" calcext:value-type="float">
            <text:p>8195</text:p>
          </table:table-cell>
          <table:table-cell office:value-type="string" calcext:value-type="string">
            <text:p>Flawless Khitan Imperial Helm</text:p>
          </table:table-cell>
        </table:table-row>
        <table:table-row table:style-name="ro1">
          <table:table-cell office:value-type="float" office:value="8196" calcext:value-type="float">
            <text:p>8196</text:p>
          </table:table-cell>
          <table:table-cell office:value-type="string" calcext:value-type="string">
            <text:p>Flawless Khitan Imperial Breastplate</text:p>
          </table:table-cell>
        </table:table-row>
        <table:table-row table:style-name="ro1">
          <table:table-cell office:value-type="float" office:value="8197" calcext:value-type="float">
            <text:p>8197</text:p>
          </table:table-cell>
          <table:table-cell office:value-type="string" calcext:value-type="string">
            <text:p>Flawless Khitan Imperial Bracers</text:p>
          </table:table-cell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string" calcext:value-type="string">
            <text:p>Flawless Khitan Imperial Tasset</text:p>
          </table:table-cell>
        </table:table-row>
        <table:table-row table:style-name="ro1">
          <table:table-cell office:value-type="float" office:value="8199" calcext:value-type="float">
            <text:p>8199</text:p>
          </table:table-cell>
          <table:table-cell office:value-type="string" calcext:value-type="string">
            <text:p>Flawless Khitan Imperial Boots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string" calcext:value-type="string">
            <text:p>Khitan Jian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string" calcext:value-type="string">
            <text:p>Khitan Great Jian</text:p>
          </table:table-cell>
        </table:table-row>
        <table:table-row table:style-name="ro1">
          <table:table-cell office:value-type="float" office:value="8202" calcext:value-type="float">
            <text:p>8202</text:p>
          </table:table-cell>
          <table:table-cell office:value-type="string" calcext:value-type="string">
            <text:p>Khitan Dual-dao</text:p>
          </table:table-cell>
        </table:table-row>
        <table:table-row table:style-name="ro1">
          <table:table-cell office:value-type="float" office:value="8203" calcext:value-type="float">
            <text:p>8203</text:p>
          </table:table-cell>
          <table:table-cell office:value-type="string" calcext:value-type="string">
            <text:p>Khitan Mace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Khitan Warclub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Khitan Bow</text:p>
          </table:table-cell>
        </table:table-row>
        <table:table-row table:style-name="ro1">
          <table:table-cell office:value-type="float" office:value="8206" calcext:value-type="float">
            <text:p>8206</text:p>
          </table:table-cell>
          <table:table-cell office:value-type="string" calcext:value-type="string">
            <text:p>Khitan Quiang</text:p>
          </table:table-cell>
        </table:table-row>
        <table:table-row table:style-name="ro1">
          <table:table-cell office:value-type="float" office:value="8207" calcext:value-type="float">
            <text:p>8207</text:p>
          </table:table-cell>
          <table:table-cell office:value-type="string" calcext:value-type="string">
            <text:p>Khitan Shield</text:p>
          </table:table-cell>
        </table:table-row>
        <table:table-row table:style-name="ro1">
          <table:table-cell office:value-type="float" office:value="8208" calcext:value-type="float">
            <text:p>8208</text:p>
          </table:table-cell>
          <table:table-cell office:value-type="string" calcext:value-type="string">
            <text:p>Khitan Javelin</text:p>
          </table:table-cell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string" calcext:value-type="string">
            <text:p>Khitan Javelin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string" calcext:value-type="string">
            <text:p>Khitan Throwing Axe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string" calcext:value-type="string">
            <text:p>Khitan Throwing Axe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Exceptional Khitan Jian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Exceptional Khitan Great Jian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Exceptional Khitan Dual-dao</text:p>
          </table:table-cell>
        </table:table-row>
        <table:table-row table:style-name="ro1">
          <table:table-cell office:value-type="float" office:value="8215" calcext:value-type="float">
            <text:p>8215</text:p>
          </table:table-cell>
          <table:table-cell office:value-type="string" calcext:value-type="string">
            <text:p>Exceptional Khitan Mace</text:p>
          </table:table-cell>
        </table:table-row>
        <table:table-row table:style-name="ro1">
          <table:table-cell office:value-type="float" office:value="8216" calcext:value-type="float">
            <text:p>8216</text:p>
          </table:table-cell>
          <table:table-cell office:value-type="string" calcext:value-type="string">
            <text:p>Exceptional Khitan Warclub</text:p>
          </table:table-cell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string" calcext:value-type="string">
            <text:p>Exceptional Khitan Bow</text:p>
          </table:table-cell>
        </table:table-row>
        <table:table-row table:style-name="ro1">
          <table:table-cell office:value-type="float" office:value="8218" calcext:value-type="float">
            <text:p>8218</text:p>
          </table:table-cell>
          <table:table-cell office:value-type="string" calcext:value-type="string">
            <text:p>Exceptional Khitan Quiang</text:p>
          </table:table-cell>
        </table:table-row>
        <table:table-row table:style-name="ro1">
          <table:table-cell office:value-type="float" office:value="8219" calcext:value-type="float">
            <text:p>8219</text:p>
          </table:table-cell>
          <table:table-cell office:value-type="string" calcext:value-type="string">
            <text:p>Exceptional Khitan Shield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string" calcext:value-type="string">
            <text:p>Exceptional Khitan Javelin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Exceptional Khitan Javelin</text:p>
          </table:table-cell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string" calcext:value-type="string">
            <text:p>Exceptional Khitan Throwing Axe</text:p>
          </table:table-cell>
        </table:table-row>
        <table:table-row table:style-name="ro1">
          <table:table-cell office:value-type="float" office:value="8223" calcext:value-type="float">
            <text:p>8223</text:p>
          </table:table-cell>
          <table:table-cell office:value-type="string" calcext:value-type="string">
            <text:p>Exceptional Khitan Throwing Axe</text:p>
          </table:table-cell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string" calcext:value-type="string">
            <text:p>Flawless Khitan Jian</text:p>
          </table:table-cell>
        </table:table-row>
        <table:table-row table:style-name="ro1">
          <table:table-cell office:value-type="float" office:value="8225" calcext:value-type="float">
            <text:p>8225</text:p>
          </table:table-cell>
          <table:table-cell office:value-type="string" calcext:value-type="string">
            <text:p>Flawless Khitan Great Jian</text:p>
          </table:table-cell>
        </table:table-row>
        <table:table-row table:style-name="ro1">
          <table:table-cell office:value-type="float" office:value="8226" calcext:value-type="float">
            <text:p>8226</text:p>
          </table:table-cell>
          <table:table-cell office:value-type="string" calcext:value-type="string">
            <text:p>Flawless Khitan Dual-dao</text:p>
          </table:table-cell>
        </table:table-row>
        <table:table-row table:style-name="ro1">
          <table:table-cell office:value-type="float" office:value="8227" calcext:value-type="float">
            <text:p>8227</text:p>
          </table:table-cell>
          <table:table-cell office:value-type="string" calcext:value-type="string">
            <text:p>Flawless Khitan Mace</text:p>
          </table:table-cell>
        </table:table-row>
        <table:table-row table:style-name="ro1">
          <table:table-cell office:value-type="float" office:value="8228" calcext:value-type="float">
            <text:p>8228</text:p>
          </table:table-cell>
          <table:table-cell office:value-type="string" calcext:value-type="string">
            <text:p>Flawless Khitan Warclub</text:p>
          </table:table-cell>
        </table:table-row>
        <table:table-row table:style-name="ro1">
          <table:table-cell office:value-type="float" office:value="8229" calcext:value-type="float">
            <text:p>8229</text:p>
          </table:table-cell>
          <table:table-cell office:value-type="string" calcext:value-type="string">
            <text:p>Flawless Khitan Bow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string" calcext:value-type="string">
            <text:p>Flawless Khitan Quiang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Flawless Khitan Shield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Flawless Khitan Javelin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string" calcext:value-type="string">
            <text:p>Flawless Khitan Javelin</text:p>
          </table:table-cell>
        </table:table-row>
        <table:table-row table:style-name="ro1">
          <table:table-cell office:value-type="float" office:value="8234" calcext:value-type="float">
            <text:p>8234</text:p>
          </table:table-cell>
          <table:table-cell office:value-type="string" calcext:value-type="string">
            <text:p>Flawless Khitan Throwing Axe</text:p>
          </table:table-cell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string" calcext:value-type="string">
            <text:p>Flawless Khitan Throwing Axe</text:p>
          </table:table-cell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string" calcext:value-type="string">
            <text:p>Khitan Jian</text:p>
          </table:table-cell>
        </table:table-row>
        <table:table-row table:style-name="ro1">
          <table:table-cell office:value-type="float" office:value="8237" calcext:value-type="float">
            <text:p>8237</text:p>
          </table:table-cell>
          <table:table-cell office:value-type="string" calcext:value-type="string">
            <text:p>Khitan Great Jian</text:p>
          </table:table-cell>
        </table:table-row>
        <table:table-row table:style-name="ro1">
          <table:table-cell office:value-type="float" office:value="8238" calcext:value-type="float">
            <text:p>8238</text:p>
          </table:table-cell>
          <table:table-cell office:value-type="string" calcext:value-type="string">
            <text:p>Khitan Dual-dao</text:p>
          </table:table-cell>
        </table:table-row>
        <table:table-row table:style-name="ro1">
          <table:table-cell office:value-type="float" office:value="8239" calcext:value-type="float">
            <text:p>8239</text:p>
          </table:table-cell>
          <table:table-cell office:value-type="string" calcext:value-type="string">
            <text:p>Khitan Mace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string" calcext:value-type="string">
            <text:p>Khitan Warclub</text:p>
          </table:table-cell>
        </table:table-row>
        <table:table-row table:style-name="ro1">
          <table:table-cell office:value-type="float" office:value="8241" calcext:value-type="float">
            <text:p>8241</text:p>
          </table:table-cell>
          <table:table-cell office:value-type="string" calcext:value-type="string">
            <text:p>Khitan Bow</text:p>
          </table:table-cell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string" calcext:value-type="string">
            <text:p>Khitan Quiang</text:p>
          </table:table-cell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string" calcext:value-type="string">
            <text:p>Khitan Shield</text:p>
          </table:table-cell>
        </table:table-row>
        <table:table-row table:style-name="ro1">
          <table:table-cell office:value-type="float" office:value="8244" calcext:value-type="float">
            <text:p>8244</text:p>
          </table:table-cell>
          <table:table-cell office:value-type="string" calcext:value-type="string">
            <text:p>Khitan Javelin</text:p>
          </table:table-cell>
        </table:table-row>
        <table:table-row table:style-name="ro1">
          <table:table-cell office:value-type="float" office:value="8245" calcext:value-type="float">
            <text:p>8245</text:p>
          </table:table-cell>
          <table:table-cell office:value-type="string" calcext:value-type="string">
            <text:p>Khitan Javelin</text:p>
          </table:table-cell>
        </table:table-row>
        <table:table-row table:style-name="ro1">
          <table:table-cell office:value-type="float" office:value="8246" calcext:value-type="float">
            <text:p>8246</text:p>
          </table:table-cell>
          <table:table-cell office:value-type="string" calcext:value-type="string">
            <text:p>Khitan Throwing Axe</text:p>
          </table:table-cell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string" calcext:value-type="string">
            <text:p>Khitan Throwing Axe</text:p>
          </table:table-cell>
        </table:table-row>
        <table:table-row table:style-name="ro1">
          <table:table-cell office:value-type="float" office:value="8248" calcext:value-type="float">
            <text:p>8248</text:p>
          </table:table-cell>
          <table:table-cell office:value-type="string" calcext:value-type="string">
            <text:p>Exceptional Khitan Jian</text:p>
          </table:table-cell>
        </table:table-row>
        <table:table-row table:style-name="ro1">
          <table:table-cell office:value-type="float" office:value="8249" calcext:value-type="float">
            <text:p>8249</text:p>
          </table:table-cell>
          <table:table-cell office:value-type="string" calcext:value-type="string">
            <text:p>Exceptional Khitan Great Jian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string" calcext:value-type="string">
            <text:p>Exceptional Khitan Dual-dao</text:p>
          </table:table-cell>
        </table:table-row>
        <table:table-row table:style-name="ro1">
          <table:table-cell office:value-type="float" office:value="8251" calcext:value-type="float">
            <text:p>8251</text:p>
          </table:table-cell>
          <table:table-cell office:value-type="string" calcext:value-type="string">
            <text:p>Exceptional Khitan Mace</text:p>
          </table:table-cell>
        </table:table-row>
        <table:table-row table:style-name="ro1">
          <table:table-cell office:value-type="float" office:value="8252" calcext:value-type="float">
            <text:p>8252</text:p>
          </table:table-cell>
          <table:table-cell office:value-type="string" calcext:value-type="string">
            <text:p>Exceptional Khitan Warclub</text:p>
          </table:table-cell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string" calcext:value-type="string">
            <text:p>Exceptional Khitan Bow</text:p>
          </table:table-cell>
        </table:table-row>
        <table:table-row table:style-name="ro1">
          <table:table-cell office:value-type="float" office:value="8254" calcext:value-type="float">
            <text:p>8254</text:p>
          </table:table-cell>
          <table:table-cell office:value-type="string" calcext:value-type="string">
            <text:p>Exceptional Khitan Quiang</text:p>
          </table:table-cell>
        </table:table-row>
        <table:table-row table:style-name="ro1">
          <table:table-cell office:value-type="float" office:value="8255" calcext:value-type="float">
            <text:p>8255</text:p>
          </table:table-cell>
          <table:table-cell office:value-type="string" calcext:value-type="string">
            <text:p>Exceptional Khitan Shield</text:p>
          </table:table-cell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string" calcext:value-type="string">
            <text:p>Exceptional Khitan Javelin</text:p>
          </table:table-cell>
        </table:table-row>
        <table:table-row table:style-name="ro1">
          <table:table-cell office:value-type="float" office:value="8257" calcext:value-type="float">
            <text:p>8257</text:p>
          </table:table-cell>
          <table:table-cell office:value-type="string" calcext:value-type="string">
            <text:p>Exceptional Khitan Javelin</text:p>
          </table:table-cell>
        </table:table-row>
        <table:table-row table:style-name="ro1">
          <table:table-cell office:value-type="float" office:value="8258" calcext:value-type="float">
            <text:p>8258</text:p>
          </table:table-cell>
          <table:table-cell office:value-type="string" calcext:value-type="string">
            <text:p>Exceptional Khitan Throwing Axe</text:p>
          </table:table-cell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string" calcext:value-type="string">
            <text:p>Exceptional Khitan Throwing Axe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string" calcext:value-type="string">
            <text:p>Flawless Khitan Jian</text:p>
          </table:table-cell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string" calcext:value-type="string">
            <text:p>Flawless Khitan Great Jian</text:p>
          </table:table-cell>
        </table:table-row>
        <table:table-row table:style-name="ro1">
          <table:table-cell office:value-type="float" office:value="8262" calcext:value-type="float">
            <text:p>8262</text:p>
          </table:table-cell>
          <table:table-cell office:value-type="string" calcext:value-type="string">
            <text:p>Flawless Khitan Dual-dao</text:p>
          </table:table-cell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string" calcext:value-type="string">
            <text:p>Flawless Khitan Mace</text:p>
          </table:table-cell>
        </table:table-row>
        <table:table-row table:style-name="ro1">
          <table:table-cell office:value-type="float" office:value="8264" calcext:value-type="float">
            <text:p>8264</text:p>
          </table:table-cell>
          <table:table-cell office:value-type="string" calcext:value-type="string">
            <text:p>Flawless Khitan Warclub</text:p>
          </table:table-cell>
        </table:table-row>
        <table:table-row table:style-name="ro1">
          <table:table-cell office:value-type="float" office:value="8265" calcext:value-type="float">
            <text:p>8265</text:p>
          </table:table-cell>
          <table:table-cell office:value-type="string" calcext:value-type="string">
            <text:p>Flawless Khitan Bow</text:p>
          </table:table-cell>
        </table:table-row>
        <table:table-row table:style-name="ro1">
          <table:table-cell office:value-type="float" office:value="8266" calcext:value-type="float">
            <text:p>8266</text:p>
          </table:table-cell>
          <table:table-cell office:value-type="string" calcext:value-type="string">
            <text:p>Flawless Khitan Quiang</text:p>
          </table:table-cell>
        </table:table-row>
        <table:table-row table:style-name="ro1">
          <table:table-cell office:value-type="float" office:value="8267" calcext:value-type="float">
            <text:p>8267</text:p>
          </table:table-cell>
          <table:table-cell office:value-type="string" calcext:value-type="string">
            <text:p>Flawless Khitan Shield</text:p>
          </table:table-cell>
        </table:table-row>
        <table:table-row table:style-name="ro1">
          <table:table-cell office:value-type="float" office:value="8268" calcext:value-type="float">
            <text:p>8268</text:p>
          </table:table-cell>
          <table:table-cell office:value-type="string" calcext:value-type="string">
            <text:p>Flawless Khitan Javelin</text:p>
          </table:table-cell>
        </table:table-row>
        <table:table-row table:style-name="ro1">
          <table:table-cell office:value-type="float" office:value="8269" calcext:value-type="float">
            <text:p>8269</text:p>
          </table:table-cell>
          <table:table-cell office:value-type="string" calcext:value-type="string">
            <text:p>Flawless Khitan Javelin</text:p>
          </table:table-cell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string" calcext:value-type="string">
            <text:p>Flawless Khitan Throwing Axe</text:p>
          </table:table-cell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string" calcext:value-type="string">
            <text:p>Flawless Khitan Throwing Axe</text:p>
          </table:table-cell>
        </table:table-row>
        <table:table-row table:style-name="ro1">
          <table:table-cell office:value-type="float" office:value="8272" calcext:value-type="float">
            <text:p>8272</text:p>
          </table:table-cell>
          <table:table-cell office:value-type="string" calcext:value-type="string">
            <text:p>Khitan War-axe</text:p>
          </table:table-cell>
        </table:table-row>
        <table:table-row table:style-name="ro1">
          <table:table-cell office:value-type="float" office:value="8273" calcext:value-type="float">
            <text:p>8273</text:p>
          </table:table-cell>
          <table:table-cell office:value-type="string" calcext:value-type="string">
            <text:p>Exceptional Khitan War-axe</text:p>
          </table:table-cell>
        </table:table-row>
        <table:table-row table:style-name="ro1">
          <table:table-cell office:value-type="float" office:value="8274" calcext:value-type="float">
            <text:p>8274</text:p>
          </table:table-cell>
          <table:table-cell office:value-type="string" calcext:value-type="string">
            <text:p>Flawless Khitan War-axe</text:p>
          </table:table-cell>
        </table:table-row>
        <table:table-row table:style-name="ro1">
          <table:table-cell office:value-type="float" office:value="8275" calcext:value-type="float">
            <text:p>8275</text:p>
          </table:table-cell>
          <table:table-cell office:value-type="string" calcext:value-type="string">
            <text:p>Khitan War-axe</text:p>
          </table:table-cell>
        </table:table-row>
        <table:table-row table:style-name="ro1">
          <table:table-cell office:value-type="float" office:value="8276" calcext:value-type="float">
            <text:p>8276</text:p>
          </table:table-cell>
          <table:table-cell office:value-type="string" calcext:value-type="string">
            <text:p>Exceptional Khitan War-axe</text:p>
          </table:table-cell>
        </table:table-row>
        <table:table-row table:style-name="ro1">
          <table:table-cell office:value-type="float" office:value="8277" calcext:value-type="float">
            <text:p>8277</text:p>
          </table:table-cell>
          <table:table-cell office:value-type="string" calcext:value-type="string">
            <text:p>Flawless Khitan War-axe</text:p>
          </table:table-cell>
        </table:table-row>
        <table:table-row table:style-name="ro1">
          <table:table-cell office:value-type="float" office:value="8299" calcext:value-type="float">
            <text:p>8299</text:p>
          </table:table-cell>
          <table:table-cell office:value-type="string" calcext:value-type="string">
            <text:p>Khitan Artisan Table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string" calcext:value-type="string">
            <text:p>Khitan Foundation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Khitan Wall</text:p>
          </table:table-cell>
        </table:table-row>
        <table:table-row table:style-name="ro1">
          <table:table-cell office:value-type="float" office:value="8302" calcext:value-type="float">
            <text:p>8302</text:p>
          </table:table-cell>
          <table:table-cell office:value-type="string" calcext:value-type="string">
            <text:p>Khitan Left-Sloping Wall</text:p>
          </table:table-cell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string" calcext:value-type="string">
            <text:p>Khitan Right-Sloping Wall</text:p>
          </table:table-cell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string" calcext:value-type="string">
            <text:p>Khitan Left-Sloping Inverted Wall</text:p>
          </table:table-cell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string" calcext:value-type="string">
            <text:p>Khitan Right-Sloping Inverted Wall</text:p>
          </table:table-cell>
        </table:table-row>
        <table:table-row table:style-name="ro1">
          <table:table-cell office:value-type="float" office:value="8306" calcext:value-type="float">
            <text:p>8306</text:p>
          </table:table-cell>
          <table:table-cell office:value-type="string" calcext:value-type="string">
            <text:p>Khitan Ceiling</text:p>
          </table:table-cell>
        </table:table-row>
        <table:table-row table:style-name="ro1">
          <table:table-cell office:value-type="float" office:value="8307" calcext:value-type="float">
            <text:p>8307</text:p>
          </table:table-cell>
          <table:table-cell office:value-type="string" calcext:value-type="string">
            <text:p>Khitan Doorframe</text:p>
          </table:table-cell>
        </table:table-row>
        <table:table-row table:style-name="ro1">
          <table:table-cell office:value-type="float" office:value="8308" calcext:value-type="float">
            <text:p>8308</text:p>
          </table:table-cell>
          <table:table-cell office:value-type="string" calcext:value-type="string">
            <text:p>Khitan Stairs</text:p>
          </table:table-cell>
        </table:table-row>
        <table:table-row table:style-name="ro1">
          <table:table-cell office:value-type="float" office:value="8309" calcext:value-type="float">
            <text:p>8309</text:p>
          </table:table-cell>
          <table:table-cell office:value-type="string" calcext:value-type="string">
            <text:p>Khitan Stairs (rail)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string" calcext:value-type="string">
            <text:p>Khitan Stairs Corner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Khitan Ramp</text:p>
          </table:table-cell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string" calcext:value-type="string">
            <text:p>Khitan Ramp Corner</text:p>
          </table:table-cell>
        </table:table-row>
        <table:table-row table:style-name="ro1">
          <table:table-cell office:value-type="float" office:value="8313" calcext:value-type="float">
            <text:p>8313</text:p>
          </table:table-cell>
          <table:table-cell office:value-type="string" calcext:value-type="string">
            <text:p>Khitan Wedge</text:p>
          </table:table-cell>
        </table:table-row>
        <table:table-row table:style-name="ro1">
          <table:table-cell office:value-type="float" office:value="8314" calcext:value-type="float">
            <text:p>8314</text:p>
          </table:table-cell>
          <table:table-cell office:value-type="string" calcext:value-type="string">
            <text:p>Khitan Wedge Foundation</text:p>
          </table:table-cell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string" calcext:value-type="string">
            <text:p>Khitan Frame</text:p>
          </table:table-cell>
        </table:table-row>
        <table:table-row table:style-name="ro1">
          <table:table-cell office:value-type="float" office:value="8316" calcext:value-type="float">
            <text:p>8316</text:p>
          </table:table-cell>
          <table:table-cell office:value-type="string" calcext:value-type="string">
            <text:p>Khitan Door</text:p>
          </table:table-cell>
        </table:table-row>
        <table:table-row table:style-name="ro1">
          <table:table-cell office:value-type="float" office:value="8317" calcext:value-type="float">
            <text:p>8317</text:p>
          </table:table-cell>
          <table:table-cell office:value-type="string" calcext:value-type="string">
            <text:p>Khitan Pillar</text:p>
          </table:table-cell>
        </table:table-row>
        <table:table-row table:style-name="ro1">
          <table:table-cell office:value-type="float" office:value="8318" calcext:value-type="float">
            <text:p>8318</text:p>
          </table:table-cell>
          <table:table-cell office:value-type="string" calcext:value-type="string">
            <text:p>Khitan Fence</text:p>
          </table:table-cell>
        </table:table-row>
        <table:table-row table:style-name="ro1">
          <table:table-cell office:value-type="float" office:value="8319" calcext:value-type="float">
            <text:p>8319</text:p>
          </table:table-cell>
          <table:table-cell office:value-type="string" calcext:value-type="string">
            <text:p>Khitan Fence Foundation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string" calcext:value-type="string">
            <text:p>Khitan Sloped Roof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Khitan Inverted Wedge Sloped Roof</text:p>
          </table:table-cell>
        </table:table-row>
        <table:table-row table:style-name="ro1">
          <table:table-cell office:value-type="float" office:value="8322" calcext:value-type="float">
            <text:p>8322</text:p>
          </table:table-cell>
          <table:table-cell office:value-type="string" calcext:value-type="string">
            <text:p>Khitan Wedge Sloped Roof</text:p>
          </table:table-cell>
        </table:table-row>
        <table:table-row table:style-name="ro1">
          <table:table-cell office:value-type="float" office:value="8323" calcext:value-type="float">
            <text:p>8323</text:p>
          </table:table-cell>
          <table:table-cell office:value-type="string" calcext:value-type="string">
            <text:p>Khitan Sloped Roof Corner</text:p>
          </table:table-cell>
        </table:table-row>
        <table:table-row table:style-name="ro1">
          <table:table-cell office:value-type="float" office:value="8324" calcext:value-type="float">
            <text:p>8324</text:p>
          </table:table-cell>
          <table:table-cell office:value-type="string" calcext:value-type="string">
            <text:p>Khitan Inverted Sloped Roof Corner</text:p>
          </table:table-cell>
        </table:table-row>
        <table:table-row table:style-name="ro1">
          <table:table-cell office:value-type="float" office:value="8325" calcext:value-type="float">
            <text:p>8325</text:p>
          </table:table-cell>
          <table:table-cell office:value-type="string" calcext:value-type="string">
            <text:p>Khitan Rooftop End</text:p>
          </table:table-cell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string" calcext:value-type="string">
            <text:p>Khitan Rooftop</text:p>
          </table:table-cell>
        </table:table-row>
        <table:table-row table:style-name="ro1">
          <table:table-cell office:value-type="float" office:value="8327" calcext:value-type="float">
            <text:p>8327</text:p>
          </table:table-cell>
          <table:table-cell office:value-type="string" calcext:value-type="string">
            <text:p>Khitan Rooftop Corner</text:p>
          </table:table-cell>
        </table:table-row>
        <table:table-row table:style-name="ro1">
          <table:table-cell office:value-type="float" office:value="8328" calcext:value-type="float">
            <text:p>8328</text:p>
          </table:table-cell>
          <table:table-cell office:value-type="string" calcext:value-type="string">
            <text:p>Khitan Rooftop Junction</text:p>
          </table:table-cell>
        </table:table-row>
        <table:table-row table:style-name="ro1">
          <table:table-cell office:value-type="float" office:value="8329" calcext:value-type="float">
            <text:p>8329</text:p>
          </table:table-cell>
          <table:table-cell office:value-type="string" calcext:value-type="string">
            <text:p>Khitan Rooftop Intersection</text:p>
          </table:table-cell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string" calcext:value-type="string">
            <text:p>Khitan Rooftop Cap</text:p>
          </table:table-cell>
        </table:table-row>
        <table:table-row table:style-name="ro1">
          <table:table-cell office:value-type="float" office:value="8331" calcext:value-type="float">
            <text:p>8331</text:p>
          </table:table-cell>
          <table:table-cell office:value-type="string" calcext:value-type="string">
            <text:p>Khitan Wall Cap</text:p>
          </table:table-cell>
        </table:table-row>
        <table:table-row table:style-name="ro1">
          <table:table-cell office:value-type="float" office:value="8332" calcext:value-type="float">
            <text:p>8332</text:p>
          </table:table-cell>
          <table:table-cell office:value-type="string" calcext:value-type="string">
            <text:p>Khitan Crenelated Wall</text:p>
          </table:table-cell>
        </table:table-row>
        <table:table-row table:style-name="ro1">
          <table:table-cell office:value-type="float" office:value="8333" calcext:value-type="float">
            <text:p>8333</text:p>
          </table:table-cell>
          <table:table-cell office:value-type="string" calcext:value-type="string">
            <text:p>Khitan Gate Frame</text:p>
          </table:table-cell>
        </table:table-row>
        <table:table-row table:style-name="ro1">
          <table:table-cell office:value-type="float" office:value="8334" calcext:value-type="float">
            <text:p>8334</text:p>
          </table:table-cell>
          <table:table-cell office:value-type="string" calcext:value-type="string">
            <text:p>Khitan Gate Door</text:p>
          </table:table-cell>
        </table:table-row>
        <table:table-row table:style-name="ro1">
          <table:table-cell office:value-type="float" office:value="8335" calcext:value-type="float">
            <text:p>8335</text:p>
          </table:table-cell>
          <table:table-cell office:value-type="string" calcext:value-type="string">
            <text:p>Khitan Hatch Frame</text:p>
          </table:table-cell>
        </table:table-row>
        <table:table-row table:style-name="ro1">
          <table:table-cell office:value-type="float" office:value="8336" calcext:value-type="float">
            <text:p>8336</text:p>
          </table:table-cell>
          <table:table-cell office:value-type="string" calcext:value-type="string">
            <text:p>Khitan Hatch Door</text:p>
          </table:table-cell>
        </table:table-row>
        <table:table-row table:style-name="ro1">
          <table:table-cell office:value-type="float" office:value="8337" calcext:value-type="float">
            <text:p>8337</text:p>
          </table:table-cell>
          <table:table-cell office:value-type="string" calcext:value-type="string">
            <text:p>Khitan Awning</text:p>
          </table:table-cell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string" calcext:value-type="string">
            <text:p>Khitan Awning Corner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string" calcext:value-type="string">
            <text:p>Khitan Brazier</text:p>
          </table:table-cell>
        </table:table-row>
        <table:table-row table:style-name="ro1">
          <table:table-cell office:value-type="float" office:value="8351" calcext:value-type="float">
            <text:p>8351</text:p>
          </table:table-cell>
          <table:table-cell office:value-type="string" calcext:value-type="string">
            <text:p>Khitan Brazier</text:p>
          </table:table-cell>
        </table:table-row>
        <table:table-row table:style-name="ro1">
          <table:table-cell office:value-type="float" office:value="8352" calcext:value-type="float">
            <text:p>8352</text:p>
          </table:table-cell>
          <table:table-cell office:value-type="string" calcext:value-type="string">
            <text:p>Jade Cat Idol</text:p>
          </table:table-cell>
        </table:table-row>
        <table:table-row table:style-name="ro1">
          <table:table-cell office:value-type="float" office:value="8353" calcext:value-type="float">
            <text:p>8353</text:p>
          </table:table-cell>
          <table:table-cell office:value-type="string" calcext:value-type="string">
            <text:p>Iron Cauldron</text:p>
          </table:table-cell>
        </table:table-row>
        <table:table-row table:style-name="ro1">
          <table:table-cell office:value-type="float" office:value="8354" calcext:value-type="float">
            <text:p>8354</text:p>
          </table:table-cell>
          <table:table-cell office:value-type="string" calcext:value-type="string">
            <text:p>Iron Cauldron</text:p>
          </table:table-cell>
        </table:table-row>
        <table:table-row table:style-name="ro1">
          <table:table-cell office:value-type="float" office:value="8355" calcext:value-type="float">
            <text:p>8355</text:p>
          </table:table-cell>
          <table:table-cell office:value-type="string" calcext:value-type="string">
            <text:p>Iron Cauldron</text:p>
          </table:table-cell>
        </table:table-row>
        <table:table-row table:style-name="ro1">
          <table:table-cell office:value-type="float" office:value="8356" calcext:value-type="float">
            <text:p>8356</text:p>
          </table:table-cell>
          <table:table-cell office:value-type="string" calcext:value-type="string">
            <text:p>Iron Cauldron</text:p>
          </table:table-cell>
        </table:table-row>
        <table:table-row table:style-name="ro1">
          <table:table-cell office:value-type="float" office:value="8357" calcext:value-type="float">
            <text:p>8357</text:p>
          </table:table-cell>
          <table:table-cell office:value-type="string" calcext:value-type="string">
            <text:p>Khitan Wooden Seat</text:p>
          </table:table-cell>
        </table:table-row>
        <table:table-row table:style-name="ro1">
          <table:table-cell office:value-type="float" office:value="8358" calcext:value-type="float">
            <text:p>8358</text:p>
          </table:table-cell>
          <table:table-cell office:value-type="string" calcext:value-type="string">
            <text:p>Khitan Pot</text:p>
          </table:table-cell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Khitan Zheng</text:p>
          </table:table-cell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string" calcext:value-type="string">
            <text:p>Khitan Table</text:p>
          </table:table-cell>
        </table:table-row>
        <table:table-row table:style-name="ro1">
          <table:table-cell office:value-type="float" office:value="8361" calcext:value-type="float">
            <text:p>8361</text:p>
          </table:table-cell>
          <table:table-cell office:value-type="string" calcext:value-type="string">
            <text:p>Khitan Table</text:p>
          </table:table-cell>
        </table:table-row>
        <table:table-row table:style-name="ro1">
          <table:table-cell office:value-type="float" office:value="8362" calcext:value-type="float">
            <text:p>8362</text:p>
          </table:table-cell>
          <table:table-cell office:value-type="string" calcext:value-type="string">
            <text:p>Khitan Folding Screen</text:p>
          </table:table-cell>
        </table:table-row>
        <table:table-row table:style-name="ro1">
          <table:table-cell office:value-type="float" office:value="8363" calcext:value-type="float">
            <text:p>8363</text:p>
          </table:table-cell>
          <table:table-cell office:value-type="string" calcext:value-type="string">
            <text:p>Khitan Dragon Idol</text:p>
          </table:table-cell>
        </table:table-row>
        <table:table-row table:style-name="ro1">
          <table:table-cell office:value-type="float" office:value="8364" calcext:value-type="float">
            <text:p>8364</text:p>
          </table:table-cell>
          <table:table-cell office:value-type="string" calcext:value-type="string">
            <text:p>Khitan Foot-rest</text:p>
          </table:table-cell>
        </table:table-row>
        <table:table-row table:style-name="ro1">
          <table:table-cell office:value-type="float" office:value="8365" calcext:value-type="float">
            <text:p>8365</text:p>
          </table:table-cell>
          <table:table-cell office:value-type="string" calcext:value-type="string">
            <text:p>Khitan Tapestry</text:p>
          </table:table-cell>
        </table:table-row>
        <table:table-row table:style-name="ro1">
          <table:table-cell office:value-type="float" office:value="8366" calcext:value-type="float">
            <text:p>8366</text:p>
          </table:table-cell>
          <table:table-cell office:value-type="string" calcext:value-type="string">
            <text:p>Khitan Legionary Statue</text:p>
          </table:table-cell>
        </table:table-row>
        <table:table-row table:style-name="ro1">
          <table:table-cell office:value-type="float" office:value="8367" calcext:value-type="float">
            <text:p>8367</text:p>
          </table:table-cell>
          <table:table-cell office:value-type="string" calcext:value-type="string">
            <text:p>Khitan Lamp</text:p>
          </table:table-cell>
        </table:table-row>
        <table:table-row table:style-name="ro1">
          <table:table-cell office:value-type="float" office:value="8368" calcext:value-type="float">
            <text:p>8368</text:p>
          </table:table-cell>
          <table:table-cell office:value-type="string" calcext:value-type="string">
            <text:p>Khitan Lamp</text:p>
          </table:table-cell>
        </table:table-row>
        <table:table-row table:style-name="ro1">
          <table:table-cell office:value-type="float" office:value="8369" calcext:value-type="float">
            <text:p>8369</text:p>
          </table:table-cell>
          <table:table-cell office:value-type="string" calcext:value-type="string">
            <text:p>Khitan Drum</text:p>
          </table:table-cell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string" calcext:value-type="string">
            <text:p>Khitan Carpet</text:p>
          </table:table-cell>
        </table:table-row>
        <table:table-row table:style-name="ro1">
          <table:table-cell office:value-type="float" office:value="8371" calcext:value-type="float">
            <text:p>8371</text:p>
          </table:table-cell>
          <table:table-cell office:value-type="string" calcext:value-type="string">
            <text:p>Khitan Carpet</text:p>
          </table:table-cell>
        </table:table-row>
        <table:table-row table:style-name="ro1">
          <table:table-cell office:value-type="float" office:value="8372" calcext:value-type="float">
            <text:p>8372</text:p>
          </table:table-cell>
          <table:table-cell office:value-type="string" calcext:value-type="string">
            <text:p>Khitan Chair</text:p>
          </table:table-cell>
        </table:table-row>
        <table:table-row table:style-name="ro1">
          <table:table-cell office:value-type="float" office:value="8373" calcext:value-type="float">
            <text:p>8373</text:p>
          </table:table-cell>
          <table:table-cell office:value-type="string" calcext:value-type="string">
            <text:p>Khitan Jar</text:p>
          </table:table-cell>
        </table:table-row>
        <table:table-row table:style-name="ro1" table:number-rows-repeated="10472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130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20:30:27.6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16T17:03:38.317000000</meta:creation-date>
    <dc:date>2019-10-28T21:17:17.189000000</dc:date>
    <meta:editing-duration>PT55M40S</meta:editing-duration>
    <meta:editing-cycles>5</meta:editing-cycles>
    <meta:generator>LibreOffice/6.3.0.4$Windows_X86_64 LibreOffice_project/057fc023c990d676a43019934386b85b21a9ee99</meta:generator>
    <meta:document-statistic meta:table-count="1" meta:cell-count="2610" meta:object-count="0"/>
  </office:meta>
</office:document-meta>
</file>